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Heading_20_3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Heading_20_3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>
      <style:text-properties fo:color="#ff0000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>
      <style:text-properties fo:color="#ff0000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P4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6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Heading_20_3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P96" style:family="paragraph" style:parent-style-name="Heading_20_2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P101" style:family="paragraph" style:parent-style-name="Heading_20_2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Heading_20_2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P116" style:family="paragraph" style:parent-style-name="Heading_20_3">
      <style:paragraph-properties fo:break-before="auto" fo:line-height="115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P122" style:family="paragraph" style:parent-style-name="Heading_20_2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P128" style:family="paragraph" style:parent-style-name="Heading_20_2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line-height="115%" fo:margin-top="0cm" fo:margin-bottom="0cm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</office:automatic-styles>
  <office:body>
    <office:text>
      <text:h text:style-name="P1" text:outline-level="10"><text:bookmark-start text:name="h.ena1bzwqfo12"/><text:bookmark-end text:name="h.ena1bzwqfo12"/><text:span text:style-name="T1_1">OOR</text:span><text:span text:style-name="T1_2"><text:s/>/<text:s/></text:span><text:span text:style-name="T1_3">Ontohub</text:span><text:span text:style-name="T1_4"><text:s/></text:span><text:span text:style-name="T1_5">API</text:span></text:h>
      <text:p text:style-name="P2"/>
      <text:h text:style-name="P3" text:outline-level="10"><text:bookmark-start text:name="h.5ay903yy9nxp"/><text:bookmark-end text:name="h.5ay903yy9nxp"/><text:span text:style-name="T3_1">Federation</text:span><text:span text:style-name="T3_2"><text:s/></text:span><text:span text:style-name="T3_3">and</text:span><text:span text:style-name="T3_4"><text:s/></text:span><text:span text:style-name="T3_5">general</text:span></text:h>
      <text:p text:style-name="P4"><text:span text:style-name="T4_1">General</text:span><text:span text:style-name="T4_2"><text:s/></text:span><text:span text:style-name="T4_3">remark</text:span><text:span text:style-name="T4_4">:<text:s/></text:span><text:span text:style-name="T4_5">Any</text:span><text:span text:style-name="T4_6"><text:s/></text:span><text:span text:style-name="T4_7">ontology</text:span><text:span text:style-name="T4_8"><text:s/></text:span><text:span text:style-name="T4_9">and</text:span><text:span text:style-name="T4_10"><text:s/></text:span><text:span text:style-name="T4_11">any</text:span><text:span text:style-name="T4_12"><text:s/></text:span><text:span text:style-name="T4_13">link</text:span><text:span text:style-name="T4_14"><text:s/></text:span><text:span text:style-name="T4_15">can</text:span><text:span text:style-name="T4_16"><text:s/></text:span><text:span text:style-name="T4_17">be</text:span><text:span text:style-name="T4_18"><text:s/></text:span><text:span text:style-name="T4_19">optionally</text:span><text:span text:style-name="T4_20"><text:s/></text:span><text:span text:style-name="T4_21">accompanied</text:span><text:span text:style-name="T4_22"><text:s/></text:span><text:span text:style-name="T4_23">by</text:span><text:span text:style-name="T4_24"><text:s/></text:span><text:span text:style-name="T4_25">a</text:span><text:span text:style-name="T4_26"><text:s/></text:span><text:span text:style-name="T4_27">version</text:span><text:span text:style-name="T4_28"><text:s/></text:span><text:span text:style-name="T4_29">id</text:span><text:span text:style-name="T4_30">.</text:span></text:p>
      <text:p text:style-name="P5"><text:span text:style-name="T5_1">Ontology</text:span><text:span text:style-name="T5_2"><text:s/></text:span><text:span text:style-name="T5_3">ids</text:span><text:span text:style-name="T5_4"><text:s/></text:span><text:span text:style-name="T5_5">are</text:span><text:span text:style-name="T5_6"><text:s/></text:span><text:span text:style-name="T5_7">instance</text:span><text:span text:style-name="T5_8"><text:s/></text:span><text:span text:style-name="T5_9">specific</text:span></text:p>
      <text:h text:style-name="P6" text:outline-level="10"><text:bookmark-start text:name="h.579s0div0pks"/><text:bookmark-end text:name="h.579s0div0pks"/><text:span text:style-name="T6_1">Logic</text:span><text:span text:style-name="T6_2"><text:s/></text:span><text:span text:style-name="T6_3">Services</text:span></text:h>
      <text:list text:style-name="LS1" xml:id="list0">
        <text:list-item>
          <text:p text:style-name="P7"><text:span text:style-name="T7_1">List</text:span><text:span text:style-name="T7_2"><text:s/></text:span><text:span text:style-name="T7_3">all</text:span><text:span text:style-name="T7_4"><text:s/></text:span><text:span text:style-name="T7_5">ontology</text:span><text:span text:style-name="T7_6"><text:s/></text:span><text:span text:style-name="T7_7">languages</text:span><text:span text:style-name="T7_8"><text:tab/><text:tab/>()<text:s/>=&gt;<text:s/>(</text:span><text:span text:style-name="T7_9">list</text:span><text:span text:style-name="T7_10"><text:s/>(</text:span><text:span text:style-name="T7_11">language</text:span><text:span text:style-name="T7_12"><text:s/></text:span><text:span text:style-name="T7_13">id</text:span><text:span text:style-name="T7_14">:</text:span><text:span text:style-name="T7_15">name</text:span><text:span text:style-name="T7_16">))</text:span></text:p>
        </text:list-item>
        <text:list-item>
          <text:p text:style-name="P8"><text:span text:style-name="T8_1">List</text:span><text:span text:style-name="T8_2"><text:s/></text:span><text:span text:style-name="T8_3">all</text:span><text:span text:style-name="T8_4"><text:s/></text:span><text:span text:style-name="T8_5">supported</text:span><text:span text:style-name="T8_6"><text:s/></text:span><text:span text:style-name="T8_7">logics</text:span><text:span text:style-name="T8_8"><text:s/></text:span><text:span text:style-name="T8_9">of</text:span><text:span text:style-name="T8_10"><text:s/></text:span><text:span text:style-name="T8_11">language</text:span><text:span text:style-name="T8_12"><text:tab/>(</text:span><text:span text:style-name="T8_13">language</text:span><text:span text:style-name="T8_14"><text:s/></text:span><text:span text:style-name="T8_15">id</text:span><text:span text:style-name="T8_16">)<text:s/>=&gt;<text:s/>(</text:span><text:span text:style-name="T8_17">list</text:span><text:span text:style-name="T8_18"><text:s/>(</text:span><text:span text:style-name="T8_19">logic</text:span><text:span text:style-name="T8_20"><text:s/></text:span><text:span text:style-name="T8_21">id</text:span><text:span text:style-name="T8_22">:</text:span><text:span text:style-name="T8_23">name</text:span><text:span text:style-name="T8_24">))</text:span></text:p>
        </text:list-item>
      </text:list>
      <text:list text:style-name="LS2" xml:id="list2">
        <text:list-item>
          <text:p text:style-name="P9"><text:span text:style-name="T9_1">List</text:span><text:span text:style-name="T9_2"><text:s/></text:span><text:span text:style-name="T9_3">all</text:span><text:span text:style-name="T9_4"><text:s/></text:span><text:span text:style-name="T9_5">serializations</text:span><text:span text:style-name="T9_6"><text:s/></text:span><text:span text:style-name="T9_7">of</text:span><text:span text:style-name="T9_8"><text:s/></text:span><text:span text:style-name="T9_9">language</text:span><text:span text:style-name="T9_10"><text:tab/>(</text:span><text:span text:style-name="T9_11">langauge</text:span><text:span text:style-name="T9_12"><text:s/></text:span><text:span text:style-name="T9_13">id</text:span><text:span text:style-name="T9_14">)<text:s/>=&gt;<text:s/>(</text:span><text:span text:style-name="T9_15">list</text:span><text:span text:style-name="T9_16"><text:s/>(</text:span><text:span text:style-name="T9_17">serial</text:span><text:span text:style-name="T9_18">.</text:span><text:span text:style-name="T9_19">id</text:span><text:span text:style-name="T9_20">:</text:span><text:span text:style-name="T9_21">name</text:span><text:span text:style-name="T9_22">))</text:span></text:p>
        </text:list-item>
        <text:list-item>
          <text:p text:style-name="P10"><text:span text:style-name="T10_1">List</text:span><text:span text:style-name="T10_2"><text:s/></text:span><text:span text:style-name="T10_3">all</text:span><text:span text:style-name="T10_4"><text:s/></text:span><text:span text:style-name="T10_5">logic</text:span><text:span text:style-name="T10_6"><text:s/></text:span><text:span text:style-name="T10_7">translation</text:span><text:span text:style-name="T10_8"><text:tab/><text:tab/>()<text:s/>=&gt;<text:s/>(</text:span><text:span text:style-name="T10_9">list</text:span><text:span text:style-name="T10_10"><text:s/>(</text:span><text:span text:style-name="T10_11">logic</text:span><text:span text:style-name="T10_12">-</text:span><text:span text:style-name="T10_13">translation</text:span><text:span text:style-name="T10_14"><text:s/></text:span><text:span text:style-name="T10_15">id</text:span><text:span text:style-name="T10_16">:</text:span><text:span text:style-name="T10_17">name</text:span><text:span text:style-name="T10_18">))</text:span></text:p>
        </text:list-item>
        <text:list-item>
          <text:p text:style-name="P11"><text:span text:style-name="T11_1">List</text:span><text:span text:style-name="T11_2"><text:s/></text:span><text:span text:style-name="T11_3">all</text:span><text:span text:style-name="T11_4"><text:s/></text:span><text:span text:style-name="T11_5">logic</text:span><text:span text:style-name="T11_6"><text:s/></text:span><text:span text:style-name="T11_7">translation</text:span><text:span text:style-name="T11_8"><text:s/></text:span><text:span text:style-name="T11_9">with</text:span><text:span text:style-name="T11_10"><text:s/></text:span><text:span text:style-name="T11_11">source</text:span><text:span text:style-name="T11_12"><text:tab/>(</text:span><text:span text:style-name="T11_13">logic</text:span><text:span text:style-name="T11_14"><text:s/></text:span><text:span text:style-name="T11_15">id</text:span><text:span text:style-name="T11_16">)<text:s/>=&gt;<text:s/>(</text:span><text:span text:style-name="T11_17">list</text:span><text:span text:style-name="T11_18"><text:s/>(</text:span><text:span text:style-name="T11_19">logic</text:span><text:span text:style-name="T11_20">-</text:span><text:span text:style-name="T11_21">translation</text:span><text:span text:style-name="T11_22"><text:s/></text:span><text:span text:style-name="T11_23">id</text:span><text:span text:style-name="T11_24">:</text:span><text:span text:style-name="T11_25">name</text:span><text:span text:style-name="T11_26">))</text:span></text:p>
        </text:list-item>
        <text:list-item>
          <text:p text:style-name="P12"><text:span text:style-name="T12_1">List</text:span><text:span text:style-name="T12_2"><text:s/></text:span><text:span text:style-name="T12_3">all</text:span><text:span text:style-name="T12_4"><text:s/></text:span><text:span text:style-name="T12_5">logic</text:span><text:span text:style-name="T12_6"><text:s/></text:span><text:span text:style-name="T12_7">translation</text:span><text:span text:style-name="T12_8"><text:s/></text:span><text:span text:style-name="T12_9">with</text:span><text:span text:style-name="T12_10"><text:s/></text:span><text:span text:style-name="T12_11">target</text:span><text:span text:style-name="T12_12"><text:tab/>(</text:span><text:span text:style-name="T12_13">logic</text:span><text:span text:style-name="T12_14"><text:s/></text:span><text:span text:style-name="T12_15">id</text:span><text:span text:style-name="T12_16">)<text:s/>=&gt;<text:s/>(</text:span><text:span text:style-name="T12_17">list</text:span><text:span text:style-name="T12_18"><text:s/>(</text:span><text:span text:style-name="T12_19">logic</text:span><text:span text:style-name="T12_20">-</text:span><text:span text:style-name="T12_21">translation</text:span><text:span text:style-name="T12_22"><text:s/></text:span><text:span text:style-name="T12_23">id</text:span><text:span text:style-name="T12_24">:</text:span><text:span text:style-name="T12_25">name</text:span><text:span text:style-name="T12_26">))</text:span></text:p>
        </text:list-item>
        <text:list-item>
          <text:p text:style-name="P13"><text:span text:style-name="T13_1">List</text:span><text:span text:style-name="T13_2"><text:s/></text:span><text:span text:style-name="T13_3">all</text:span><text:span text:style-name="T13_4"><text:s/></text:span><text:span text:style-name="T13_5">ontology</text:span><text:span text:style-name="T13_6"><text:s/></text:span><text:span text:style-name="T13_7">language</text:span><text:span text:style-name="T13_8"><text:s/></text:span><text:span text:style-name="T13_9">translations</text:span></text:p>
        </text:list-item>
      </text:list>
      <text:list text:style-name="LS1" xml:id="list7">
        <text:list-item>
          <text:p text:style-name="P14"><text:span text:style-name="T14_1">List</text:span><text:span text:style-name="T14_2"><text:s/></text:span><text:span text:style-name="T14_3">all</text:span><text:span text:style-name="T14_4"><text:s/></text:span><text:span text:style-name="T14_5">ontology</text:span><text:span text:style-name="T14_6"><text:s/></text:span><text:span text:style-name="T14_7">language</text:span><text:span text:style-name="T14_8"><text:s/></text:span><text:span text:style-name="T14_9">translations</text:span><text:span text:style-name="T14_10"><text:s/></text:span><text:span text:style-name="T14_11">with</text:span><text:span text:style-name="T14_12"><text:s/></text:span><text:span text:style-name="T14_13">a</text:span><text:span text:style-name="T14_14"><text:s/></text:span><text:span text:style-name="T14_15">given</text:span><text:span text:style-name="T14_16"><text:s/></text:span><text:span text:style-name="T14_17">source</text:span></text:p>
        </text:list-item>
        <text:list-item>
          <text:p text:style-name="P15"><text:span text:style-name="T15_1">List</text:span><text:span text:style-name="T15_2"><text:s/></text:span><text:span text:style-name="T15_3">all</text:span><text:span text:style-name="T15_4"><text:s/></text:span><text:span text:style-name="T15_5">ontology</text:span><text:span text:style-name="T15_6"><text:s/></text:span><text:span text:style-name="T15_7">language</text:span><text:span text:style-name="T15_8"><text:s/></text:span><text:span text:style-name="T15_9">translations</text:span><text:span text:style-name="T15_10"><text:s/></text:span><text:span text:style-name="T15_11">with</text:span><text:span text:style-name="T15_12"><text:s/></text:span><text:span text:style-name="T15_13">a</text:span><text:span text:style-name="T15_14"><text:s/></text:span><text:span text:style-name="T15_15">given</text:span><text:span text:style-name="T15_16"><text:s/></text:span><text:span text:style-name="T15_17">target</text:span></text:p>
        </text:list-item>
      </text:list>
      <text:p text:style-name="P16"/>
      <text:h text:style-name="P17" text:outline-level="10"><text:bookmark-start text:name="h.f3mtdi93j4np"/><text:bookmark-end text:name="h.f3mtdi93j4np"/><text:span text:style-name="T17_1">Ontology</text:span><text:span text:style-name="T17_2"><text:s/></text:span><text:span text:style-name="T17_3">Services</text:span></text:h>
      <text:p text:style-name="P18"><text:span text:style-name="T18_1"><text:tab/><text:tab/><text:tab/><text:tab/><text:tab/><text:tab/></text:span><text:span text:style-name="T18_2">Parameters</text:span></text:p>
      <text:list text:style-name="LS1" xml:id="list9">
        <text:list-item>
          <text:p text:style-name="P19"><text:span text:style-name="T19_1">List</text:span><text:span text:style-name="T19_2"><text:s/></text:span><text:span text:style-name="T19_3">all</text:span><text:span text:style-name="T19_4"><text:s/></text:span><text:span text:style-name="T19_5">ontology</text:span><text:span text:style-name="T19_6"><text:s/></text:span><text:span text:style-name="T19_7">latest</text:span><text:span text:style-name="T19_8"><text:s/></text:span><text:span text:style-name="T19_9">versions</text:span><text:span text:style-name="T19_10"><text:tab/>()<text:s/>=&gt;<text:s/>(</text:span><text:span text:style-name="T19_11">list</text:span><text:span text:style-name="T19_12"><text:s/>(</text:span><text:span text:style-name="T19_13">ontology</text:span><text:span text:style-name="T19_14"><text:s/></text:span><text:span text:style-name="T19_15">id</text:span><text:span text:style-name="T19_16">:</text:span><text:span text:style-name="T19_17">name</text:span><text:span text:style-name="T19_18">,<text:s/></text:span><text:span text:style-name="T19_19">version</text:span><text:span text:style-name="T19_20"><text:s/></text:span><text:span text:style-name="T19_21">id</text:span><text:span text:style-name="T19_22">))</text:span></text:p>
        </text:list-item>
        <text:list-item>
          <text:p text:style-name="P20"><text:span text:style-name="T20_1">Get</text:span><text:span text:style-name="T20_2"><text:s/></text:span><text:span text:style-name="T20_3">ontology</text:span><text:span text:style-name="T20_4"><text:s/></text:span><text:span text:style-name="T20_5">latest</text:span><text:span text:style-name="T20_6"><text:s/></text:span><text:span text:style-name="T20_7">version</text:span><text:span text:style-name="T20_8"><text:tab/><text:tab/>(</text:span><text:span text:style-name="T20_9">ontology</text:span><text:span text:style-name="T20_10"><text:s/></text:span><text:span text:style-name="T20_11">id</text:span><text:span text:style-name="T20_12">)<text:s/>=&gt;<text:s/>(</text:span><text:span text:style-name="T20_13">version</text:span><text:span text:style-name="T20_14"><text:s/></text:span><text:span text:style-name="T20_15">id</text:span><text:span text:style-name="T20_16">)</text:span></text:p>
        </text:list-item>
        <text:list-item>
          <text:p text:style-name="P21"><text:span text:style-name="T21_1">Get</text:span><text:span text:style-name="T21_2"><text:s/></text:span><text:span text:style-name="T21_3">ontology</text:span><text:span text:style-name="T21_4"><text:s/></text:span><text:span text:style-name="T21_5">version</text:span><text:span text:style-name="T21_6"><text:s/></text:span><text:span text:style-name="T21_7">metadata</text:span><text:span text:style-name="T21_8"><text:tab/>(</text:span><text:span text:style-name="T21_9">ontology</text:span><text:span text:style-name="T21_10"><text:s/></text:span><text:span text:style-name="T21_11">id</text:span><text:span text:style-name="T21_12">,<text:s/></text:span><text:span text:style-name="T21_13">version</text:span><text:span text:style-name="T21_14"><text:s/></text:span><text:span text:style-name="T21_15">id</text:span><text:span text:style-name="T21_16">)<text:s/>=&gt;<text:s/>(</text:span><text:span text:style-name="T21_17">list</text:span><text:span text:style-name="T21_18"><text:s/>(</text:span><text:span text:style-name="T21_19">metadata</text:span><text:span text:style-name="T21_20">),<text:s/></text:span><text:span text:style-name="T21_21">list</text:span><text:span text:style-name="T21_22"><text:s/>(</text:span><text:span text:style-name="T21_23">categories</text:span><text:span text:style-name="T21_24">)),<text:s/></text:span><text:span text:style-name="T21_25">also</text:span><text:span text:style-name="T21_26"><text:s/></text:span><text:span text:style-name="T21_27">language</text:span><text:span text:style-name="T21_28"><text:s/></text:span><text:span text:style-name="T21_29">and</text:span><text:span text:style-name="T21_30"><text:s/></text:span><text:span text:style-name="T21_31">logic</text:span></text:p>
        </text:list-item>
        <text:list-item>
          <text:p text:style-name="P22"><text:span text:style-name="T22_1">Get</text:span><text:span text:style-name="T22_2"><text:s/></text:span><text:span text:style-name="T22_3">ontology</text:span><text:span text:style-name="T22_4"><text:s/></text:span><text:span text:style-name="T22_5">version</text:span><text:span text:style-name="T22_6"><text:s/></text:span><text:span text:style-name="T22_7">symbols</text:span><text:span text:style-name="T22_8"><text:s/></text:span><text:span text:style-name="T22_9">and</text:span><text:span text:style-name="T22_10"><text:s/></text:span><text:span text:style-name="T22_11">sentences</text:span><text:span text:style-name="T22_12"><text:s/>(</text:span><text:span text:style-name="T22_13">including</text:span><text:span text:style-name="T22_14"><text:s/></text:span><text:span text:style-name="T22_15">status</text:span><text:span text:style-name="T22_16"><text:s/></text:span><text:span text:style-name="T22_17">of</text:span><text:span text:style-name="T22_18"><text:s/></text:span><text:span text:style-name="T22_19">sentences</text:span><text:span text:style-name="T22_20">)</text:span></text:p>
        </text:list-item>
        <text:list-item>
          <text:p text:style-name="P23"><text:span text:style-name="T23_1">Get</text:span><text:span text:style-name="T23_2"><text:s/></text:span><text:span text:style-name="T23_3">ontology</text:span><text:span text:style-name="T23_4"><text:s/></text:span><text:span text:style-name="T23_5">latest</text:span><text:span text:style-name="T23_6"><text:s/></text:span><text:span text:style-name="T23_7">version</text:span><text:span text:style-name="T23_8"><text:s/></text:span><text:span text:style-name="T23_9">metadata</text:span><text:span text:style-name="T23_10"><text:tab/>(</text:span><text:span text:style-name="T23_11">ontology</text:span><text:span text:style-name="T23_12"><text:s/></text:span><text:span text:style-name="T23_13">id</text:span><text:span text:style-name="T23_14">)<text:s/>=&gt;<text:s/>(</text:span><text:span text:style-name="T23_15">list</text:span><text:span text:style-name="T23_16"><text:s/>(</text:span><text:span text:style-name="T23_17">metadata</text:span><text:span text:style-name="T23_18">))<text:s/></text:span><text:span text:style-name="T23_19">derived</text:span></text:p>
        </text:list-item>
        <text:list-item>
          <text:p text:style-name="P24"><text:span text:style-name="T24_1">Get</text:span><text:span text:style-name="T24_2"><text:s/></text:span><text:span text:style-name="T24_3">an</text:span><text:span text:style-name="T24_4"><text:s/></text:span><text:span text:style-name="T24_5">ontology</text:span><text:span text:style-name="T24_6"><text:s/></text:span><text:span text:style-name="T24_7">version</text:span><text:span text:style-name="T24_8"><text:s/></text:span><text:span text:style-name="T24_9">file</text:span><text:span text:style-name="T24_10"><text:s/><text:tab/><text:tab/>(</text:span><text:span text:style-name="T24_11">ontology</text:span><text:span text:style-name="T24_12"><text:s/></text:span><text:span text:style-name="T24_13">id</text:span><text:span text:style-name="T24_14">,<text:s/></text:span><text:span text:style-name="T24_15">version</text:span><text:span text:style-name="T24_16"><text:s/></text:span><text:span text:style-name="T24_17">id</text:span><text:span text:style-name="T24_18">,<text:s/></text:span><text:span text:style-name="T24_19">serial</text:span><text:span text:style-name="T24_20">.<text:s/></text:span><text:span text:style-name="T24_21">id</text:span><text:span text:style-name="T24_22">)<text:s/>=&gt;<text:s/>(</text:span><text:span text:style-name="T24_23">file</text:span><text:span text:style-name="T24_24">)</text:span></text:p>
        </text:list-item>
        <text:list-item>
          <text:p text:style-name="P25"><text:span text:style-name="T25_1">Get</text:span><text:span text:style-name="T25_2"><text:s/></text:span><text:span text:style-name="T25_3">the</text:span><text:span text:style-name="T25_4"><text:s/></text:span><text:span text:style-name="T25_5">ontology</text:span><text:span text:style-name="T25_6"><text:s/></text:span><text:span text:style-name="T25_7">last</text:span><text:span text:style-name="T25_8"><text:s/></text:span><text:span text:style-name="T25_9">version</text:span><text:span text:style-name="T25_10"><text:s/></text:span><text:span text:style-name="T25_11">file</text:span><text:span text:style-name="T25_12"><text:tab/>(</text:span><text:span text:style-name="T25_13">ontology</text:span><text:span text:style-name="T25_14"><text:s/></text:span><text:span text:style-name="T25_15">id</text:span><text:span text:style-name="T25_16">,<text:s/></text:span><text:span text:style-name="T25_17">serial</text:span><text:span text:style-name="T25_18">.<text:s/></text:span><text:span text:style-name="T25_19">id</text:span><text:span text:style-name="T25_20">)<text:s/>=&gt;<text:s/>(</text:span><text:span text:style-name="T25_21">file</text:span><text:span text:style-name="T25_22">)<text:s/></text:span><text:span text:style-name="T25_23">derived</text:span></text:p>
        </text:list-item>
        <text:list-item>
          <text:p text:style-name="P26"><text:span text:style-name="T26_1">Get</text:span><text:span text:style-name="T26_2"><text:s/></text:span><text:span text:style-name="T26_3">metrics</text:span><text:span text:style-name="T26_4"><text:s/></text:span><text:span text:style-name="T26_5">for</text:span><text:span text:style-name="T26_6"><text:s/></text:span><text:span text:style-name="T26_7">an</text:span><text:span text:style-name="T26_8"><text:s/></text:span><text:span text:style-name="T26_9">ontology</text:span><text:span text:style-name="T26_10"><text:tab/><text:tab/>(</text:span><text:span text:style-name="T26_11">ontology</text:span><text:span text:style-name="T26_12"><text:s/></text:span><text:span text:style-name="T26_13">id</text:span><text:span text:style-name="T26_14">)<text:s/>=&gt;<text:s/>(</text:span><text:span text:style-name="T26_15">list</text:span><text:span text:style-name="T26_16"><text:s/>(</text:span><text:span text:style-name="T26_17">metrics</text:span><text:span text:style-name="T26_18">))</text:span></text:p>
        </text:list-item>
        <text:list-item>
          <text:p text:style-name="P27"><text:span text:style-name="T27_1">Get</text:span><text:span text:style-name="T27_2"><text:s/></text:span><text:span text:style-name="T27_3">all</text:span><text:span text:style-name="T27_4"><text:s/></text:span><text:span text:style-name="T27_5">ns</text:span><text:span text:style-name="T27_6"><text:s/></text:span><text:span text:style-name="T27_7">prefixes</text:span><text:span text:style-name="T27_8"><text:s/></text:span><text:span text:style-name="T27_9">of</text:span><text:span text:style-name="T27_10"><text:s/></text:span><text:span text:style-name="T27_11">ontology</text:span><text:span text:style-name="T27_12"><text:tab/>(</text:span><text:span text:style-name="T27_13">ontology</text:span><text:span text:style-name="T27_14"><text:s/></text:span><text:span text:style-name="T27_15">id</text:span><text:span text:style-name="T27_16">)<text:s/>=&gt;<text:s/>(</text:span><text:span text:style-name="T27_17">list</text:span><text:span text:style-name="T27_18"><text:s/>(</text:span><text:span text:style-name="T27_19">prefix</text:span><text:span text:style-name="T27_20">))</text:span></text:p>
        </text:list-item>
        <text:list-item>
          <text:p text:style-name="P28"><text:span text:style-name="T28_1">List</text:span><text:span text:style-name="T28_2"><text:s/></text:span><text:span text:style-name="T28_3">all</text:span><text:span text:style-name="T28_4"><text:s/></text:span><text:span text:style-name="T28_5">ontology</text:span><text:span text:style-name="T28_6"><text:s/></text:span><text:span text:style-name="T28_7">categories</text:span><text:span text:style-name="T28_8"><text:tab/><text:tab/>()<text:s/>=&gt;<text:s/>(</text:span><text:span text:style-name="T28_9">list</text:span><text:span text:style-name="T28_10"><text:s/>(</text:span><text:span text:style-name="T28_11">category</text:span><text:span text:style-name="T28_12"><text:s/></text:span><text:span text:style-name="T28_13">id</text:span><text:span text:style-name="T28_14">:</text:span><text:span text:style-name="T28_15">name</text:span><text:span text:style-name="T28_16">))</text:span></text:p>
        </text:list-item>
      </text:list>
      <text:list text:style-name="LS3" xml:id="list19">
        <text:list-item>
          <text:p text:style-name="P29"><text:span text:style-name="T29_1">List</text:span><text:span text:style-name="T29_2"><text:s/></text:span><text:span text:style-name="T29_3">all</text:span><text:span text:style-name="T29_4"><text:s/></text:span><text:span text:style-name="T29_5">ontology</text:span><text:span text:style-name="T29_6"><text:s/></text:span><text:span text:style-name="T29_7">for</text:span><text:span text:style-name="T29_8"><text:s/></text:span><text:span text:style-name="T29_9">a</text:span><text:span text:style-name="T29_10"><text:s/></text:span><text:span text:style-name="T29_11">category</text:span><text:span text:style-name="T29_12"><text:tab/>(</text:span><text:span text:style-name="T29_13">category</text:span><text:span text:style-name="T29_14"><text:s/></text:span><text:span text:style-name="T29_15">id</text:span><text:span text:style-name="T29_16">)<text:s/>=&gt;<text:s/>(</text:span><text:span text:style-name="T29_17">list</text:span><text:span text:style-name="T29_18"><text:s/>(</text:span><text:span text:style-name="T29_19">ontology</text:span><text:span text:style-name="T29_20"><text:s/></text:span><text:span text:style-name="T29_21">id</text:span><text:span text:style-name="T29_22">:</text:span><text:span text:style-name="T29_23">name</text:span><text:span text:style-name="T29_24">))</text:span></text:p>
        </text:list-item>
        <text:list-item>
          <text:p text:style-name="P30"><text:span text:style-name="T30_1">List</text:span><text:span text:style-name="T30_2"><text:s/></text:span><text:span text:style-name="T30_3">all</text:span><text:span text:style-name="T30_4"><text:s/></text:span><text:span text:style-name="T30_5">ontology</text:span><text:span text:style-name="T30_6">-</text:span><text:span text:style-name="T30_7">using</text:span><text:span text:style-name="T30_8"><text:s/></text:span><text:span text:style-name="T30_9">groups</text:span><text:span text:style-name="T30_10"><text:tab/><text:tab/>()<text:s/>=&gt;<text:s/>(</text:span><text:span text:style-name="T30_11">list</text:span><text:span text:style-name="T30_12"><text:s/>(</text:span><text:span text:style-name="T30_13">group</text:span><text:span text:style-name="T30_14"><text:s/></text:span><text:span text:style-name="T30_15">id</text:span><text:span text:style-name="T30_16">:</text:span><text:span text:style-name="T30_17">name</text:span><text:span text:style-name="T30_18">))</text:span></text:p>
        </text:list-item>
        <text:list-item>
          <text:p text:style-name="P31"><text:span text:style-name="T31_1">List</text:span><text:span text:style-name="T31_2"><text:s/></text:span><text:span text:style-name="T31_3">all</text:span><text:span text:style-name="T31_4"><text:s/></text:span><text:span text:style-name="T31_5">ontologies</text:span><text:span text:style-name="T31_6">,<text:s/></text:span><text:span text:style-name="T31_7">given</text:span><text:span text:style-name="T31_8"><text:s/></text:span><text:span text:style-name="T31_9">a</text:span><text:span text:style-name="T31_10"><text:s/></text:span><text:span text:style-name="T31_11">language</text:span><text:span text:style-name="T31_12"><text:s/><text:tab/>(</text:span><text:span text:style-name="T31_13">the</text:span><text:span text:style-name="T31_14"><text:s/></text:span><text:span text:style-name="T31_15">language</text:span><text:span text:style-name="T31_16"><text:s/></text:span><text:span text:style-name="T31_17">can</text:span><text:span text:style-name="T31_18"><text:s/></text:span><text:span text:style-name="T31_19">be</text:span><text:span text:style-name="T31_20"><text:s/></text:span><text:span text:style-name="T31_21">DOL</text:span><text:span text:style-name="T31_22">,<text:s/></text:span><text:span text:style-name="T31_23">in</text:span><text:span text:style-name="T31_24"><text:s/></text:span><text:span text:style-name="T31_25">the</text:span><text:span text:style-name="T31_26"><text:s/></text:span><text:span text:style-name="T31_27">case</text:span><text:span text:style-name="T31_28">,<text:s/></text:span><text:span text:style-name="T31_29">list</text:span><text:span text:style-name="T31_30"><text:s/></text:span><text:span text:style-name="T31_31">all</text:span><text:span text:style-name="T31_32"><text:s/></text:span><text:span text:style-name="T31_33">distributed</text:span><text:span text:style-name="T31_34"><text:s/></text:span><text:span text:style-name="T31_35">ontologies</text:span><text:span text:style-name="T31_36">)</text:span></text:p>
        </text:list-item>
        <text:list-item>
          <text:p text:style-name="P32"><text:span text:style-name="T32_1">Given</text:span><text:span text:style-name="T32_2"><text:s/></text:span><text:span text:style-name="T32_3">a</text:span><text:span text:style-name="T32_4"><text:s/></text:span><text:span text:style-name="T32_5">distributed</text:span><text:span text:style-name="T32_6"><text:s/></text:span><text:span text:style-name="T32_7">ontology</text:span><text:span text:style-name="T32_8">,<text:s/></text:span><text:span text:style-name="T32_9">list</text:span><text:span text:style-name="T32_10"><text:s/></text:span><text:span text:style-name="T32_11">all</text:span><text:span text:style-name="T32_12"><text:s/></text:span><text:span text:style-name="T32_13">component</text:span><text:span text:style-name="T32_14"><text:s/></text:span><text:span text:style-name="T32_15">ontologies</text:span><text:span text:style-name="T32_16"><text:s/></text:span><text:span text:style-name="T32_17">and</text:span><text:span text:style-name="T32_18"><text:s/></text:span><text:span text:style-name="T32_19">links</text:span></text:p>
        </text:list-item>
        <text:list-item>
          <text:p text:style-name="P33"><text:span text:style-name="T33_1">Given</text:span><text:span text:style-name="T33_2"><text:s/></text:span><text:span text:style-name="T33_3">an</text:span><text:span text:style-name="T33_4"><text:s/></text:span><text:span text:style-name="T33_5">ontology</text:span><text:span text:style-name="T33_6"><text:s/></text:span><text:span text:style-name="T33_7">or</text:span><text:span text:style-name="T33_8"><text:s/></text:span><text:span text:style-name="T33_9">link</text:span><text:span text:style-name="T33_10">,<text:s/></text:span><text:span text:style-name="T33_11">list</text:span><text:span text:style-name="T33_12"><text:s/></text:span><text:span text:style-name="T33_13">all</text:span><text:span text:style-name="T33_14"><text:s/></text:span><text:span text:style-name="T33_15">distributed</text:span><text:span text:style-name="T33_16"><text:s/></text:span><text:span text:style-name="T33_17">ontologies</text:span><text:span text:style-name="T33_18"><text:s/></text:span><text:span text:style-name="T33_19">it</text:span><text:span text:style-name="T33_20"><text:s/></text:span><text:span text:style-name="T33_21">belongs</text:span><text:span text:style-name="T33_22"><text:s/></text:span><text:span text:style-name="T33_23">to</text:span></text:p>
        </text:list-item>
      </text:list>
      <text:list text:style-name="LS2" xml:id="list24">
        <text:list-item>
          <text:p text:style-name="P34"><text:span text:style-name="T34_1">Get</text:span><text:span text:style-name="T34_2"><text:s/></text:span><text:span text:style-name="T34_3">all</text:span><text:span text:style-name="T34_4"><text:s/></text:span><text:span text:style-name="T34_5">comments</text:span><text:span text:style-name="T34_6">/</text:span><text:span text:style-name="T34_7">notes</text:span><text:span text:style-name="T34_8">/</text:span><text:span text:style-name="T34_9">proposals</text:span><text:span text:style-name="T34_10"><text:s/></text:span><text:span text:style-name="T34_11">of</text:span><text:span text:style-name="T34_12"><text:s/></text:span><text:span text:style-name="T34_13">an</text:span><text:span text:style-name="T34_14"><text:s/></text:span><text:span text:style-name="T34_15">ontology</text:span></text:p>
        </text:list-item>
        <text:list-item>
          <text:p text:style-name="P35"><text:span text:style-name="T35_1">Add</text:span><text:span text:style-name="T35_2"><text:s/></text:span><text:span text:style-name="T35_3">a</text:span><text:span text:style-name="T35_4"><text:s/></text:span><text:span text:style-name="T35_5">comments</text:span><text:span text:style-name="T35_6">/</text:span><text:span text:style-name="T35_7">notes</text:span><text:span text:style-name="T35_8">/</text:span><text:span text:style-name="T35_9">proposals</text:span><text:span text:style-name="T35_10"><text:s/></text:span><text:span text:style-name="T35_11">to</text:span><text:span text:style-name="T35_12"><text:s/></text:span><text:span text:style-name="T35_13">an</text:span><text:span text:style-name="T35_14"><text:s/></text:span><text:span text:style-name="T35_15">ontology</text:span></text:p>
        </text:list-item>
      </text:list>
      <text:p text:style-name="P36"/>
      <text:p text:style-name="P37"><text:span text:style-name="T37_1">Names</text:span><text:span text:style-name="T37_2"><text:s/></text:span><text:span text:style-name="T37_3">taken</text:span><text:span text:style-name="T37_4"><text:s/></text:span><text:span text:style-name="T37_5">from</text:span><text:span text:style-name="T37_6"><text:s/></text:span><text:span text:style-name="T37_7">OORService</text:span></text:p>
      <text:p text:style-name="P38"><text:span text:style-name="T38_1">getOntologyMetrics</text:span><text:span text:style-name="T38_2"><text:s/>::<text:s/>(</text:span><text:span text:style-name="T38_3">ontology</text:span><text:span text:style-name="T38_4"><text:s/></text:span><text:span text:style-name="T38_5">id</text:span><text:span text:style-name="T38_6">)<text:s/>=&gt;<text:s/>(</text:span><text:span text:style-name="T38_7">list</text:span><text:span text:style-name="T38_8"><text:s/>(</text:span><text:span text:style-name="T38_9">metrics</text:span><text:span text:style-name="T38_10">))</text:span></text:p>
      <text:p text:style-name="P39"><text:span text:style-name="T39_1">*</text:span><text:span text:style-name="T39_2">extractOntologyMetrics</text:span><text:span text:style-name="T39_3"><text:s/>::<text:s/>(</text:span><text:span text:style-name="T39_4">ontology</text:span><text:span text:style-name="T39_5"><text:s/></text:span><text:span text:style-name="T39_6">id</text:span><text:span text:style-name="T39_7">)<text:s/>=&gt;<text:s/>??</text:span></text:p>
      <text:p text:style-name="P40"><text:span text:style-name="T40_1">updateOntologyMetrics</text:span><text:span text:style-name="T40_2"><text:s/>::<text:s/>(</text:span><text:span text:style-name="T40_3">ontology</text:span><text:span text:style-name="T40_4"><text:s/></text:span><text:span text:style-name="T40_5">id</text:span><text:span text:style-name="T40_6">)<text:s/>=&gt;<text:s/>??</text:span></text:p>
      <text:p text:style-name="P41"><text:span text:style-name="T41_1">getAllNotesForOntology</text:span><text:span text:style-name="T41_2"><text:s/>::<text:s/>(</text:span><text:span text:style-name="T41_3">ontology</text:span><text:span text:style-name="T41_4"><text:s/></text:span><text:span text:style-name="T41_5">id</text:span><text:span text:style-name="T41_6">)<text:s/>=&gt;<text:s/>()</text:span></text:p>
      <text:p text:style-name="P42"><text:span text:style-name="T42_1">findLatestOntologyVersions</text:span><text:span text:style-name="T42_2"><text:tab/>::<text:s/>()<text:s/>=&gt;<text:s/>()</text:span></text:p>
      <text:p text:style-name="P43"><text:span text:style-name="T43_1">searchOntologyMetadata</text:span><text:span text:style-name="T43_2"><text:s/>::<text:s/>()<text:s/>=&gt;<text:s/>()</text:span></text:p>
      <text:p text:style-name="P44"><text:span text:style-name="T44_1">findLatestOntologyVersion</text:span></text:p>
      <text:p text:style-name="P45"><text:span text:style-name="T45_1">findLatestActiveOntologyVersion</text:span></text:p>
      <text:p text:style-name="P46"/>
      <text:p text:style-name="P47"><text:span text:style-name="T47_1"><text:s text:c="4"/></text:span><text:span text:style-name="T47_2">find</text:span><text:span text:style-name="T47_3"><text:s/></text:span><text:span text:style-name="T47_4">Ontology</text:span><text:span text:style-name="T47_5"><text:tab/><text:tab/><text:tab/>(</text:span><text:span text:style-name="T47_6">name</text:span><text:span text:style-name="T47_7">-</text:span><text:span text:style-name="T47_8">fragment</text:span><text:span text:style-name="T47_9">)<text:s/><text:tab/>=&gt;<text:s/>(</text:span><text:span text:style-name="T47_10">list</text:span><text:span text:style-name="T47_11"><text:s/>(</text:span><text:span text:style-name="T47_12">ontology</text:span><text:span text:style-name="T47_13">[</text:span><text:span text:style-name="T47_14">id</text:span><text:span text:style-name="T47_15">,</text:span><text:span text:style-name="T47_16">name</text:span><text:span text:style-name="T47_17">]))</text:span></text:p>
      <text:p text:style-name="P48"><text:span text:style-name="T48_1"><text:s text:c="2"/></text:span><text:span text:style-name="T48_2">create</text:span><text:span text:style-name="T48_3"><text:s/></text:span><text:span text:style-name="T48_4">Ontology</text:span><text:span text:style-name="T48_5"><text:tab/><text:tab/><text:tab/>(</text:span><text:span text:style-name="T48_6">ontology</text:span><text:span text:style-name="T48_7">)<text:s/><text:tab/><text:tab/>=&gt;<text:s/>(</text:span><text:span text:style-name="T48_8">ontology</text:span><text:span text:style-name="T48_9">[</text:span><text:span text:style-name="T48_10">id</text:span><text:span text:style-name="T48_11">])</text:span></text:p>
      <text:p text:style-name="P49"><text:span text:style-name="T49_1"><text:s text:c="3"/></text:span><text:span text:style-name="T49_2">index</text:span><text:span text:style-name="T49_3"><text:s/></text:span><text:span text:style-name="T49_4">Ontology</text:span><text:span text:style-name="T49_5"><text:tab/><text:tab/><text:tab/>(</text:span><text:span text:style-name="T49_6">ontology</text:span><text:span text:style-name="T49_7">[</text:span><text:span text:style-name="T49_8">id</text:span><text:span text:style-name="T49_9">])<text:s/><text:tab/>=&gt;<text:s/>(</text:span><text:span text:style-name="T49_10">ontology</text:span><text:span text:style-name="T49_11">)</text:span></text:p>
      <text:p text:style-name="P50"><text:span text:style-name="T50_1"><text:s text:c="2"/></text:span><text:span text:style-name="T50_2">update</text:span><text:span text:style-name="T50_3"><text:s/></text:span><text:span text:style-name="T50_4">Ontology</text:span><text:span text:style-name="T50_5"><text:tab/><text:tab/><text:tab/>(</text:span><text:span text:style-name="T50_6">ontology</text:span><text:span text:style-name="T50_7">)<text:s/><text:tab/><text:tab/>=&gt;<text:s/>()</text:span></text:p>
      <text:p text:style-name="P51"><text:span text:style-name="T51_1"><text:s text:c="2"/></text:span><text:span text:style-name="T51_2">delete</text:span><text:span text:style-name="T51_3"><text:s/></text:span><text:span text:style-name="T51_4">Ontology</text:span><text:span text:style-name="T51_5"><text:tab/><text:tab/><text:tab/>(</text:span><text:span text:style-name="T51_6">ontology</text:span><text:span text:style-name="T51_7">[</text:span><text:span text:style-name="T51_8">id</text:span><text:span text:style-name="T51_9">])<text:s/><text:tab/>=&gt;<text:s/>()</text:span></text:p>
      <text:p text:style-name="P52"/>
      <text:p text:style-name="P53"><text:span text:style-name="T53_1"><text:s text:c="5"/></text:span><text:span text:style-name="T53_2">get</text:span><text:span text:style-name="T53_3"><text:s/></text:span><text:span text:style-name="T53_4">Ontology</text:span><text:span text:style-name="T53_5"><text:s/></text:span><text:span text:style-name="T53_6">Metrics</text:span><text:span text:style-name="T53_7"><text:tab/><text:tab/>()<text:tab/><text:tab/><text:tab/>=&gt;<text:s/>()</text:span></text:p>
      <text:p text:style-name="P54"><text:span text:style-name="T54_1"><text:s text:c="2"/></text:span><text:span text:style-name="T54_2">update</text:span><text:span text:style-name="T54_3"><text:s/></text:span><text:span text:style-name="T54_4">Ontology</text:span><text:span text:style-name="T54_5"><text:s/></text:span><text:span text:style-name="T54_6">Metrics</text:span><text:span text:style-name="T54_7"><text:tab/><text:tab/>()<text:tab/><text:tab/><text:tab/>=&gt;<text:s/>()</text:span></text:p>
      <text:p text:style-name="P55"><text:span text:style-name="T55_1"><text:s/></text:span><text:span text:style-name="T55_2">extract</text:span><text:span text:style-name="T55_3"><text:s/></text:span><text:span text:style-name="T55_4">Ontology</text:span><text:span text:style-name="T55_5"><text:s/></text:span><text:span text:style-name="T55_6">Metrics</text:span><text:span text:style-name="T55_7"><text:tab/><text:tab/>()<text:tab/><text:tab/><text:tab/>=&gt;<text:s/>()</text:span></text:p>
      <text:p text:style-name="P56"/>
      <text:p text:style-name="P57"><text:span text:style-name="T57_1"><text:s text:c="2"/></text:span><text:span text:style-name="T57_2">upload</text:span><text:span text:style-name="T57_3"><text:s/></text:span><text:span text:style-name="T57_4">Ontology</text:span><text:span text:style-name="T57_5"><text:s/></text:span><text:span text:style-name="T57_6">Version</text:span><text:span text:style-name="T57_7"><text:tab/><text:tab/>(</text:span><text:span text:style-name="T57_8">ontology</text:span><text:span text:style-name="T57_9">[</text:span><text:span text:style-name="T57_10">id</text:span><text:span text:style-name="T57_11">],<text:s/></text:span><text:span text:style-name="T57_12">file</text:span><text:span text:style-name="T57_13">)<text:tab/>=&gt;<text:s/>(</text:span><text:span text:style-name="T57_14">version</text:span><text:span text:style-name="T57_15">[</text:span><text:span text:style-name="T57_16">id</text:span><text:span text:style-name="T57_17">])</text:span></text:p>
      <text:p text:style-name="P58"><text:span text:style-name="T58_1">download</text:span><text:span text:style-name="T58_2"><text:s/></text:span><text:span text:style-name="T58_3">Ontology</text:span><text:span text:style-name="T58_4"><text:s/></text:span><text:span text:style-name="T58_5">Version</text:span><text:span text:style-name="T58_6"><text:tab/><text:tab/>(</text:span><text:span text:style-name="T58_7">o</text:span><text:span text:style-name="T58_8">[</text:span><text:span text:style-name="T58_9">id</text:span><text:span text:style-name="T58_10">],<text:s/></text:span><text:span text:style-name="T58_11">v</text:span><text:span text:style-name="T58_12">[</text:span><text:span text:style-name="T58_13">id</text:span><text:span text:style-name="T58_14">])<text:tab/>=&gt;<text:s/>(</text:span><text:span text:style-name="T58_15">file</text:span><text:span text:style-name="T58_16">)</text:span></text:p>
      <text:p text:style-name="P59"/>
      <text:p text:style-name="P60"><text:span text:style-name="T60_1"><text:s text:c="5"/></text:span><text:span text:style-name="T60_2">get</text:span><text:span text:style-name="T60_3"><text:s/></text:span><text:span text:style-name="T60_4">AllNotes</text:span><text:span text:style-name="T60_5"><text:s/></text:span><text:span text:style-name="T60_6">ForOnto</text:span><text:span text:style-name="T60_7"><text:tab/><text:tab/>(</text:span><text:span text:style-name="T60_8">ontology</text:span><text:span text:style-name="T60_9">[</text:span><text:span text:style-name="T60_10">id</text:span><text:span text:style-name="T60_11">])<text:tab/>=&gt;<text:s/>(</text:span><text:span text:style-name="T60_12">list</text:span><text:span text:style-name="T60_13"><text:s/>(</text:span><text:span text:style-name="T60_14">note</text:span><text:span text:style-name="T60_15">))</text:span></text:p>
      <text:p text:style-name="P61"><text:span text:style-name="T61_1"><text:s text:c="5"/></text:span><text:span text:style-name="T61_2">get</text:span><text:span text:style-name="T61_3"><text:s/></text:span><text:span text:style-name="T61_4">AllNotes</text:span><text:span text:style-name="T61_5"><text:s/></text:span><text:span text:style-name="T61_6">ForOnto</text:span><text:span text:style-name="T61_7"><text:s/></text:span><text:span text:style-name="T61_8">ByAuthor</text:span><text:span text:style-name="T61_9"><text:tab/>(</text:span><text:span text:style-name="T61_10">o</text:span><text:span text:style-name="T61_11">[</text:span><text:span text:style-name="T61_12">id</text:span><text:span text:style-name="T61_13">],<text:s/></text:span><text:span text:style-name="T61_14">author</text:span><text:span text:style-name="T61_15">[</text:span><text:span text:style-name="T61_16">id</text:span><text:span text:style-name="T61_17">])<text:tab/>=&gt;<text:s/>(</text:span><text:span text:style-name="T61_18">list</text:span><text:span text:style-name="T61_19"><text:s/>(</text:span><text:span text:style-name="T61_20">note</text:span><text:span text:style-name="T61_21">))</text:span></text:p>
      <text:p text:style-name="P62"><text:span text:style-name="T62_1"><text:s text:c="5"/></text:span><text:span text:style-name="T62_2">get</text:span><text:span text:style-name="T62_3"><text:s/></text:span><text:span text:style-name="T62_4">AllNotes</text:span><text:span text:style-name="T62_5"><text:s/></text:span><text:span text:style-name="T62_6">ForConcept</text:span><text:span text:style-name="T62_7"><text:tab/>(</text:span><text:span text:style-name="T62_8">o</text:span><text:span text:style-name="T62_9">[</text:span><text:span text:style-name="T62_10">id</text:span><text:span text:style-name="T62_11">],<text:s/></text:span><text:span text:style-name="T62_12">concept</text:span><text:span text:style-name="T62_13">[</text:span><text:span text:style-name="T62_14">id</text:span><text:span text:style-name="T62_15">])<text:tab/>=&gt;<text:s/>(</text:span><text:span text:style-name="T62_16">list</text:span><text:span text:style-name="T62_17"><text:s/>(</text:span><text:span text:style-name="T62_18">note</text:span><text:span text:style-name="T62_19">))</text:span></text:p>
      <text:p text:style-name="P63"><text:span text:style-name="T63_1"><text:s text:c="5"/></text:span><text:span text:style-name="T63_2">get</text:span><text:span text:style-name="T63_3"><text:s/></text:span><text:span text:style-name="T63_4">AllNotes</text:span><text:span text:style-name="T63_5"><text:s/></text:span><text:span text:style-name="T63_6">ForIndividual</text:span><text:span text:style-name="T63_7"><text:tab/>(</text:span><text:span text:style-name="T63_8">o</text:span><text:span text:style-name="T63_9">[</text:span><text:span text:style-name="T63_10">id</text:span><text:span text:style-name="T63_11">],<text:s/></text:span><text:span text:style-name="T63_12">indiv</text:span><text:span text:style-name="T63_13">.[</text:span><text:span text:style-name="T63_14">id</text:span><text:span text:style-name="T63_15">])<text:tab/>=&gt;<text:s/>(</text:span><text:span text:style-name="T63_16">list</text:span><text:span text:style-name="T63_17"><text:s/>(</text:span><text:span text:style-name="T63_18">note</text:span><text:span text:style-name="T63_19">))</text:span></text:p>
      <text:p text:style-name="P64"><text:span text:style-name="T64_1"><text:s text:c="5"/></text:span><text:span text:style-name="T64_2">get</text:span><text:span text:style-name="T64_3"><text:s/></text:span><text:span text:style-name="T64_4">AllNotes</text:span><text:span text:style-name="T64_5"><text:s/></text:span><text:span text:style-name="T64_6">ForNote</text:span><text:span text:style-name="T64_7"><text:tab/><text:tab/>(</text:span><text:span text:style-name="T64_8">o</text:span><text:span text:style-name="T64_9">[</text:span><text:span text:style-name="T64_10">id</text:span><text:span text:style-name="T64_11">],<text:s/></text:span><text:span text:style-name="T64_12">note</text:span><text:span text:style-name="T64_13">[</text:span><text:span text:style-name="T64_14">id</text:span><text:span text:style-name="T64_15">])<text:tab/>=&gt;<text:s/>(</text:span><text:span text:style-name="T64_16">list</text:span><text:span text:style-name="T64_17"><text:s/>(</text:span><text:span text:style-name="T64_18">note</text:span><text:span text:style-name="T64_19">))</text:span></text:p>
      <text:p text:style-name="P65"><text:span text:style-name="T65_1"><text:s text:c="3"/></text:span><text:span text:style-name="T65_2">create</text:span><text:span text:style-name="T65_3"><text:s/></text:span><text:span text:style-name="T65_4">Note</text:span></text:p>
      <text:p text:style-name="P66"><text:span text:style-name="T66_1"><text:s text:c="3"/></text:span><text:span text:style-name="T66_2">update</text:span><text:span text:style-name="T66_3"><text:s/></text:span><text:span text:style-name="T66_4">Note</text:span></text:p>
      <text:p text:style-name="P67"><text:span text:style-name="T67_1"><text:s text:c="2"/></text:span><text:span text:style-name="T67_2">archive</text:span><text:span text:style-name="T67_3"><text:s/></text:span><text:span text:style-name="T67_4">Note</text:span></text:p>
      <text:p text:style-name="P68"><text:span text:style-name="T68_1"><text:s text:c="3"/></text:span><text:span text:style-name="T68_2">delete</text:span><text:span text:style-name="T68_3"><text:s/></text:span><text:span text:style-name="T68_4">Note</text:span></text:p>
      <text:p text:style-name="P69"><text:span text:style-name="T69_1">unarchive</text:span><text:span text:style-name="T69_2"><text:s/></text:span><text:span text:style-name="T69_3">Note</text:span></text:p>
      <text:p text:style-name="P70"><text:span text:style-name="T70_1"><text:s text:c="6"/></text:span><text:span text:style-name="T70_2">get</text:span><text:span text:style-name="T70_3"><text:s/></text:span><text:span text:style-name="T70_4">Note</text:span><text:span text:style-name="T70_5"><text:s/></text:span><text:span text:style-name="T70_6">Bean</text:span></text:p>
      <text:p text:style-name="P71"><text:span text:style-name="T71_1"><text:s text:c="6"/></text:span><text:span text:style-name="T71_2">get</text:span><text:span text:style-name="T71_3"><text:s/></text:span><text:span text:style-name="T71_4">RootNote</text:span></text:p>
      <text:p text:style-name="P72"><text:span text:style-name="T72_1"><text:s text:c="2"/></text:span><text:span text:style-name="T72_2">archive</text:span><text:span text:style-name="T72_3"><text:s/></text:span><text:span text:style-name="T72_4">Thread</text:span></text:p>
      <text:p text:style-name="P73"><text:span text:style-name="T73_1">unarchive</text:span><text:span text:style-name="T73_2"><text:s/></text:span><text:span text:style-name="T73_3">Thread</text:span></text:p>
      <text:p text:style-name="P74"/>
      <text:p text:style-name="P75"/>
      <text:p text:style-name="P76"/>
      <text:p text:style-name="P77"/>
      <text:p text:style-name="P78"/>
      <text:p text:style-name="P79"><text:span text:style-name="T79_1">cleanupOntologyCategory</text:span></text:p>
      <text:p text:style-name="P80"><text:span text:style-name="T80_1">getOntologyFile</text:span></text:p>
      <text:h text:style-name="P81" text:outline-level="10"><text:bookmark-start text:name="h.3mx6dupgh9oj"/><text:bookmark-end text:name="h.3mx6dupgh9oj"/><text:span text:style-name="T81_1">Mapping</text:span><text:span text:style-name="T81_2"><text:s/></text:span><text:span text:style-name="T81_3">Services</text:span></text:h>
      <text:list text:style-name="LS4" xml:id="list26">
        <text:list-item>
          <text:p text:style-name="P82"><text:span text:style-name="T82_1">Get</text:span><text:span text:style-name="T82_2"><text:s/></text:span><text:span text:style-name="T82_3">a</text:span><text:span text:style-name="T82_4"><text:s/></text:span><text:span text:style-name="T82_5">single</text:span><text:span text:style-name="T82_6"><text:s/></text:span><text:span text:style-name="T82_7">mapping</text:span><text:span text:style-name="T82_8"><text:s/></text:span><text:span text:style-name="T82_9">by</text:span><text:span text:style-name="T82_10"><text:s/></text:span><text:span text:style-name="T82_11">its</text:span><text:span text:style-name="T82_12"><text:s/></text:span><text:span text:style-name="T82_13">id</text:span><text:span text:style-name="T82_14">.<text:s/></text:span><text:span text:style-name="T82_15">Return</text:span><text:span text:style-name="T82_16"><text:s/></text:span><text:span text:style-name="T82_17">type</text:span><text:span text:style-name="T82_18"><text:s/></text:span><text:span text:style-name="T82_19">of</text:span><text:span text:style-name="T82_20"><text:s/></text:span><text:span text:style-name="T82_21">mapping</text:span><text:span text:style-name="T82_22"><text:s/></text:span><text:span text:style-name="T82_23">and</text:span><text:span text:style-name="T82_24"><text:s/></text:span><text:span text:style-name="T82_25">list</text:span><text:span text:style-name="T82_26"><text:s/></text:span><text:span text:style-name="T82_27">of</text:span><text:span text:style-name="T82_28"><text:s/></text:span><text:span text:style-name="T82_29">mapping</text:span><text:span text:style-name="T82_30"><text:s/></text:span><text:span text:style-name="T82_31">elements</text:span></text:p>
        </text:list-item>
        <text:list-item>
          <text:p text:style-name="P83"><text:span text:style-name="T83_1">Get</text:span><text:span text:style-name="T83_2"><text:s/></text:span><text:span text:style-name="T83_3">a</text:span><text:span text:style-name="T83_4"><text:s/></text:span><text:span text:style-name="T83_5">list</text:span><text:span text:style-name="T83_6"><text:s/></text:span><text:span text:style-name="T83_7">of</text:span><text:span text:style-name="T83_8"><text:s/></text:span><text:span text:style-name="T83_9">mappings</text:span><text:span text:style-name="T83_10"><text:s/></text:span><text:span text:style-name="T83_11">filtered</text:span><text:span text:style-name="T83_12"><text:s/></text:span><text:span text:style-name="T83_13">by</text:span><text:span text:style-name="T83_14"><text:s/></text:span><text:span text:style-name="T83_15">parameters</text:span></text:p>
        </text:list-item>
        <text:list-item>
          <text:p text:style-name="P84"><text:span text:style-name="T84_1">Get</text:span><text:span text:style-name="T84_2"><text:s/></text:span><text:span text:style-name="T84_3">a</text:span><text:span text:style-name="T84_4"><text:s/></text:span><text:span text:style-name="T84_5">list</text:span><text:span text:style-name="T84_6"><text:s/></text:span><text:span text:style-name="T84_7">of</text:span><text:span text:style-name="T84_8"><text:s/></text:span><text:span text:style-name="T84_9">mappings</text:span><text:span text:style-name="T84_10"><text:s/></text:span><text:span text:style-name="T84_11">for</text:span><text:span text:style-name="T84_12"><text:s/></text:span><text:span text:style-name="T84_13">a</text:span><text:span text:style-name="T84_14"><text:s/></text:span><text:span text:style-name="T84_15">symbol</text:span></text:p>
        </text:list-item>
        <text:list-item>
          <text:p text:style-name="P85"><text:span text:style-name="T85_1">Get</text:span><text:span text:style-name="T85_2"><text:s/></text:span><text:span text:style-name="T85_3">a</text:span><text:span text:style-name="T85_4"><text:s/></text:span><text:span text:style-name="T85_5">list</text:span><text:span text:style-name="T85_6"><text:s/></text:span><text:span text:style-name="T85_7">of</text:span><text:span text:style-name="T85_8"><text:s/></text:span><text:span text:style-name="T85_9">mappings</text:span><text:span text:style-name="T85_10"><text:s/></text:span><text:span text:style-name="T85_11">between</text:span><text:span text:style-name="T85_12"><text:s/></text:span><text:span text:style-name="T85_13">two</text:span><text:span text:style-name="T85_14"><text:s/></text:span><text:span text:style-name="T85_15">symbols</text:span></text:p>
        </text:list-item>
        <text:list-item>
          <text:p text:style-name="P86"><text:span text:style-name="T86_1">Get</text:span><text:span text:style-name="T86_2"><text:s/></text:span><text:span text:style-name="T86_3">a</text:span><text:span text:style-name="T86_4"><text:s/></text:span><text:span text:style-name="T86_5">list</text:span><text:span text:style-name="T86_6"><text:s/></text:span><text:span text:style-name="T86_7">of</text:span><text:span text:style-name="T86_8"><text:s/></text:span><text:span text:style-name="T86_9">mappings</text:span><text:span text:style-name="T86_10"><text:s/></text:span><text:span text:style-name="T86_11">for</text:span><text:span text:style-name="T86_12"><text:s/></text:span><text:span text:style-name="T86_13">an</text:span><text:span text:style-name="T86_14"><text:s/></text:span><text:span text:style-name="T86_15">ontology</text:span></text:p>
        </text:list-item>
        <text:list-item>
          <text:p text:style-name="P87"><text:span text:style-name="T87_1">Get</text:span><text:span text:style-name="T87_2"><text:s/></text:span><text:span text:style-name="T87_3">a</text:span><text:span text:style-name="T87_4"><text:s/></text:span><text:span text:style-name="T87_5">list</text:span><text:span text:style-name="T87_6"><text:s/></text:span><text:span text:style-name="T87_7">of</text:span><text:span text:style-name="T87_8"><text:s/></text:span><text:span text:style-name="T87_9">mappings</text:span><text:span text:style-name="T87_10"><text:s/></text:span><text:span text:style-name="T87_11">between</text:span><text:span text:style-name="T87_12"><text:s/></text:span><text:span text:style-name="T87_13">two</text:span><text:span text:style-name="T87_14"><text:s/></text:span><text:span text:style-name="T87_15">ontologies</text:span></text:p>
        </text:list-item>
        <text:list-item>
          <text:p text:style-name="P88"><text:span text:style-name="T88_1">Create</text:span><text:span text:style-name="T88_2"><text:s/></text:span><text:span text:style-name="T88_3">a</text:span><text:span text:style-name="T88_4"><text:s/></text:span><text:span text:style-name="T88_5">new</text:span><text:span text:style-name="T88_6"><text:s/></text:span><text:span text:style-name="T88_7">mapping</text:span></text:p>
        </text:list-item>
        <text:list-item>
          <text:p text:style-name="P89"><text:span text:style-name="T89_1">Update</text:span><text:span text:style-name="T89_2"><text:s/></text:span><text:span text:style-name="T89_3">a</text:span><text:span text:style-name="T89_4"><text:s/></text:span><text:span text:style-name="T89_5">Mapping</text:span></text:p>
        </text:list-item>
        <text:list-item>
          <text:p text:style-name="P90"><text:span text:style-name="T90_1">Delete</text:span><text:span text:style-name="T90_2"><text:s/></text:span><text:span text:style-name="T90_3">a</text:span><text:span text:style-name="T90_4"><text:s/></text:span><text:span text:style-name="T90_5">Mapping</text:span></text:p>
        </text:list-item>
        <text:list-item>
          <text:p text:style-name="P91"><text:span text:style-name="T91_1">Mapping</text:span><text:span text:style-name="T91_2"><text:s/></text:span><text:span text:style-name="T91_3">Statistics</text:span></text:p>
        </text:list-item>
        <text:list-item>
          <text:p text:style-name="P92"><text:span text:style-name="T92_1">Get</text:span><text:span text:style-name="T92_2"><text:s/></text:span><text:span text:style-name="T92_3">Recent</text:span><text:span text:style-name="T92_4"><text:s/></text:span><text:span text:style-name="T92_5">Mappings</text:span></text:p>
        </text:list-item>
        <text:list-item>
          <text:p text:style-name="P93"><text:span text:style-name="T93_1">Get</text:span><text:span text:style-name="T93_2"><text:s/></text:span><text:span text:style-name="T93_3">Number</text:span><text:span text:style-name="T93_4"><text:s/></text:span><text:span text:style-name="T93_5">of</text:span><text:span text:style-name="T93_6"><text:s/></text:span><text:span text:style-name="T93_7">Mappings</text:span><text:span text:style-name="T93_8"><text:s/></text:span><text:span text:style-name="T93_9">To</text:span><text:span text:style-name="T93_10">/</text:span><text:span text:style-name="T93_11">From</text:span><text:span text:style-name="T93_12"><text:s/></text:span><text:span text:style-name="T93_13">Given</text:span><text:span text:style-name="T93_14"><text:s/></text:span><text:span text:style-name="T93_15">Ontology</text:span></text:p>
        </text:list-item>
        <text:list-item>
          <text:p text:style-name="P94"><text:span text:style-name="T94_1">Get</text:span><text:span text:style-name="T94_2"><text:s/></text:span><text:span text:style-name="T94_3">Number</text:span><text:span text:style-name="T94_4"><text:s/></text:span><text:span text:style-name="T94_5">of</text:span><text:span text:style-name="T94_6"><text:s/></text:span><text:span text:style-name="T94_7">Mappings</text:span><text:span text:style-name="T94_8"><text:s/></text:span><text:span text:style-name="T94_9">to</text:span><text:span text:style-name="T94_10"><text:s/></text:span><text:span text:style-name="T94_11">Terms</text:span><text:span text:style-name="T94_12"><text:s/></text:span><text:span text:style-name="T94_13">in</text:span><text:span text:style-name="T94_14"><text:s/></text:span><text:span text:style-name="T94_15">Given</text:span><text:span text:style-name="T94_16"><text:s/></text:span><text:span text:style-name="T94_17">Ontology</text:span></text:p>
        </text:list-item>
        <text:list-item>
          <text:p text:style-name="P95"><text:span text:style-name="T95_1">Get</text:span><text:span text:style-name="T95_2"><text:s/></text:span><text:span text:style-name="T95_3">Number</text:span><text:span text:style-name="T95_4"><text:s/></text:span><text:span text:style-name="T95_5">of</text:span><text:span text:style-name="T95_6"><text:s/></text:span><text:span text:style-name="T95_7">Mappings</text:span><text:span text:style-name="T95_8"><text:s/></text:span><text:span text:style-name="T95_9">by</text:span><text:span text:style-name="T95_10"><text:s/></text:span><text:span text:style-name="T95_11">Users</text:span><text:span text:style-name="T95_12"><text:s/></text:span><text:span text:style-name="T95_13">for</text:span><text:span text:style-name="T95_14"><text:s/></text:span><text:span text:style-name="T95_15">a</text:span><text:span text:style-name="T95_16"><text:s/></text:span><text:span text:style-name="T95_17">Given</text:span><text:span text:style-name="T95_18"><text:s/></text:span><text:span text:style-name="T95_19">Ontology</text:span></text:p>
        </text:list-item>
      </text:list>
      <text:h text:style-name="P96" text:outline-level="10"><text:bookmark-start text:name="h.xyq8wdyl1cj8"/><text:bookmark-end text:name="h.xyq8wdyl1cj8"/><text:span text:style-name="T96_1">Static</text:span><text:span text:style-name="T96_2"><text:s/></text:span><text:span text:style-name="T96_3">analysis</text:span></text:h>
      <text:list text:style-name="LS5" xml:id="list40">
        <text:list-item>
          <text:p text:style-name="P97"><text:span text:style-name="T97_1">Get</text:span><text:span text:style-name="T97_2"><text:s/></text:span><text:span text:style-name="T97_3">all</text:span><text:span text:style-name="T97_4"><text:s/></text:span><text:span text:style-name="T97_5">kinds</text:span><text:span text:style-name="T97_6"><text:s/></text:span><text:span text:style-name="T97_7">of</text:span><text:span text:style-name="T97_8"><text:s/></text:span><text:span text:style-name="T97_9">symbols</text:span><text:span text:style-name="T97_10"><text:s/>(</text:span><text:span text:style-name="T97_11">for</text:span><text:span text:style-name="T97_12"><text:s/></text:span><text:span text:style-name="T97_13">a</text:span><text:span text:style-name="T97_14"><text:s/></text:span><text:span text:style-name="T97_15">given</text:span><text:span text:style-name="T97_16"><text:s/></text:span><text:span text:style-name="T97_17">ontology</text:span><text:span text:style-name="T97_18"><text:s/></text:span><text:span text:style-name="T97_19">language</text:span><text:span text:style-name="T97_20">),</text:span></text:p>
        </text:list-item>
        <text:list-item>
          <text:p text:style-name="P98"><text:span text:style-name="T98_1">Get</text:span><text:span text:style-name="T98_2"><text:s/></text:span><text:span text:style-name="T98_3">all</text:span><text:span text:style-name="T98_4"><text:s/></text:span><text:span text:style-name="T98_5">symbols</text:span><text:span text:style-name="T98_6"><text:s/></text:span><text:span text:style-name="T98_7">and</text:span><text:span text:style-name="T98_8"><text:s/></text:span><text:span text:style-name="T98_9">axioms</text:span><text:span text:style-name="T98_10"><text:s/></text:span><text:span text:style-name="T98_11">of</text:span><text:span text:style-name="T98_12"><text:s/></text:span><text:span text:style-name="T98_13">an</text:span><text:span text:style-name="T98_14"><text:s/></text:span><text:span text:style-name="T98_15">ontology</text:span><text:span text:style-name="T98_16"><text:s/></text:span><text:span text:style-name="T98_17">file</text:span><text:span text:style-name="T98_18"><text:s/>(</text:span><text:span text:style-name="T98_19">in</text:span><text:span text:style-name="T98_20"><text:s/></text:span><text:span text:style-name="T98_21">a</text:span><text:span text:style-name="T98_22"><text:s/></text:span><text:span text:style-name="T98_23">specific</text:span><text:span text:style-name="T98_24"><text:s/></text:span><text:span text:style-name="T98_25">language</text:span><text:span text:style-name="T98_26">)</text:span></text:p>
        </text:list-item>
        <text:list-item>
          <text:p text:style-name="P99"><text:span text:style-name="T99_1">Get</text:span><text:span text:style-name="T99_2"><text:s/></text:span><text:span text:style-name="T99_3">all</text:span><text:span text:style-name="T99_4"><text:s/></text:span><text:span text:style-name="T99_5">ontologies</text:span><text:span text:style-name="T99_6"><text:s/></text:span><text:span text:style-name="T99_7">and</text:span><text:span text:style-name="T99_8"><text:s/></text:span><text:span text:style-name="T99_9">links</text:span><text:span text:style-name="T99_10"><text:s/></text:span><text:span text:style-name="T99_11">of</text:span><text:span text:style-name="T99_12"><text:s/></text:span><text:span text:style-name="T99_13">a</text:span><text:span text:style-name="T99_14"><text:s/></text:span><text:span text:style-name="T99_15">distributed</text:span><text:span text:style-name="T99_16"><text:s/></text:span><text:span text:style-name="T99_17">ontology</text:span><text:span text:style-name="T99_18"><text:s/></text:span><text:span text:style-name="T99_19">file</text:span><text:span text:style-name="T99_20"><text:s/></text:span><text:span text:style-name="T99_21">written</text:span><text:span text:style-name="T99_22"><text:s/></text:span><text:span text:style-name="T99_23">in</text:span><text:span text:style-name="T99_24"><text:s/></text:span><text:span text:style-name="T99_25">DOL</text:span><text:span text:style-name="T99_26"><text:s/>(</text:span><text:span text:style-name="T99_27">this</text:span><text:span text:style-name="T99_28"><text:s/></text:span><text:span text:style-name="T99_29">implicitly</text:span><text:span text:style-name="T99_30"><text:s/></text:span><text:span text:style-name="T99_31">includes</text:span><text:span text:style-name="T99_32"><text:s/></text:span><text:span text:style-name="T99_33">computation</text:span><text:span text:style-name="T99_34"><text:s/></text:span><text:span text:style-name="T99_35">of</text:span><text:span text:style-name="T99_36"><text:s/></text:span><text:span text:style-name="T99_37">ontologies</text:span><text:span text:style-name="T99_38"><text:s/></text:span><text:span text:style-name="T99_39">specified</text:span><text:span text:style-name="T99_40"><text:s/></text:span><text:span text:style-name="T99_41">by</text:span><text:span text:style-name="T99_42"><text:s/></text:span><text:span text:style-name="T99_43">the</text:span><text:span text:style-name="T99_44"><text:s/></text:span><text:span text:style-name="T99_45">DOL</text:span><text:span text:style-name="T99_46"><text:s/></text:span><text:span text:style-name="T99_47">structuring</text:span><text:span text:style-name="T99_48"><text:s/></text:span><text:span text:style-name="T99_49">constructs</text:span><text:span text:style-name="T99_50">,<text:s/></text:span><text:span text:style-name="T99_51">e</text:span><text:span text:style-name="T99_52">.</text:span><text:span text:style-name="T99_53">g</text:span><text:span text:style-name="T99_54">.<text:s/></text:span><text:span text:style-name="T99_55">ontology</text:span><text:span text:style-name="T99_56"><text:s/></text:span><text:span text:style-name="T99_57">combinations</text:span><text:span text:style-name="T99_58">)</text:span></text:p>
        </text:list-item>
        <text:list-item>
          <text:p text:style-name="P100"><text:span text:style-name="T100_1">Translate</text:span><text:span text:style-name="T100_2"><text:s/></text:span><text:span text:style-name="T100_3">an</text:span><text:span text:style-name="T100_4"><text:s/></text:span><text:span text:style-name="T100_5">ontology</text:span><text:span text:style-name="T100_6"><text:s/></text:span><text:span text:style-name="T100_7">along</text:span><text:span text:style-name="T100_8"><text:s/></text:span><text:span text:style-name="T100_9">a</text:span><text:span text:style-name="T100_10"><text:s/></text:span><text:span text:style-name="T100_11">logic</text:span><text:span text:style-name="T100_12"><text:s/></text:span><text:span text:style-name="T100_13">or</text:span><text:span text:style-name="T100_14"><text:s/></text:span><text:span text:style-name="T100_15">language</text:span><text:span text:style-name="T100_16"><text:s/></text:span><text:span text:style-name="T100_17">translation</text:span></text:p>
        </text:list-item>
      </text:list>
      <text:h text:style-name="P101" text:outline-level="10"><text:bookmark-start text:name="h.lrqzrnsgomkh"/><text:bookmark-end text:name="h.lrqzrnsgomkh"/><text:span text:style-name="T101_1">Search</text:span></text:h>
      <text:p text:style-name="P102"><text:span text:style-name="T102_1">The</text:span><text:span text:style-name="T102_2"><text:s/></text:span><text:span text:style-name="T102_3">search</text:span><text:span text:style-name="T102_4"><text:s/></text:span><text:span text:style-name="T102_5">method</text:span><text:span text:style-name="T102_6"><text:s/></text:span><text:span text:style-name="T102_7">has</text:span><text:span text:style-name="T102_8"><text:s/></text:span><text:span text:style-name="T102_9">the</text:span><text:span text:style-name="T102_10"><text:s/></text:span><text:span text:style-name="T102_11">following</text:span><text:span text:style-name="T102_12"><text:s/></text:span><text:span text:style-name="T102_13">parameters</text:span><text:span text:style-name="T102_14">:</text:span></text:p>
      <text:list text:style-name="LS6" xml:id="list44">
        <text:list-item>
          <text:p text:style-name="P103"><text:span text:style-name="T103_1">search</text:span><text:span text:style-name="T103_2"><text:s/></text:span><text:span text:style-name="T103_3">string</text:span><text:span text:style-name="T103_4"><text:s/>(</text:span><text:span text:style-name="T103_5">with</text:span><text:span text:style-name="T103_6"><text:s/></text:span><text:span text:style-name="T103_7">Boolean</text:span><text:span text:style-name="T103_8"><text:s/></text:span><text:span text:style-name="T103_9">operators</text:span><text:span text:style-name="T103_10"><text:s/></text:span><text:span text:style-name="T103_11">and</text:span><text:span text:style-name="T103_12"><text:s/></text:span><text:span text:style-name="T103_13">wildcards</text:span><text:span text:style-name="T103_14">,<text:s/></text:span><text:span text:style-name="T103_15">e</text:span><text:span text:style-name="T103_16">.</text:span><text:span text:style-name="T103_17">g</text:span><text:span text:style-name="T103_18">.<text:s/>"</text:span><text:span text:style-name="T103_19">foo</text:span><text:span text:style-name="T103_20"><text:s/></text:span><text:span text:style-name="T103_21">bar</text:span><text:span text:style-name="T103_22"><text:s/>-</text:span><text:span text:style-name="T103_23">baz</text:span><text:span text:style-name="T103_24">"<text:s/></text:span><text:span text:style-name="T103_25">will</text:span><text:span text:style-name="T103_26"><text:s/></text:span><text:span text:style-name="T103_27">expand</text:span><text:span text:style-name="T103_28"><text:s/></text:span><text:span text:style-name="T103_29">to</text:span><text:span text:style-name="T103_30"><text:s/>"</text:span><text:span text:style-name="T103_31">foo</text:span><text:span text:style-name="T103_32">*<text:s/></text:span><text:span text:style-name="T103_33">AND</text:span><text:span text:style-name="T103_34"><text:s/></text:span><text:span text:style-name="T103_35">bar</text:span><text:span text:style-name="T103_36">*<text:s/></text:span><text:span text:style-name="T103_37">AND</text:span><text:span text:style-name="T103_38"><text:s/></text:span><text:span text:style-name="T103_39">NOT</text:span><text:span text:style-name="T103_40"><text:s/></text:span><text:span text:style-name="T103_41">baz</text:span><text:span text:style-name="T103_42">*")</text:span></text:p>
        </text:list-item>
        <text:list-item>
          <text:p text:style-name="P104"><text:span text:style-name="T104_1">ontologyids</text:span><text:span text:style-name="T104_2">=&lt;</text:span><text:span text:style-name="T104_3">ontologyid</text:span><text:span text:style-name="T104_4">&gt;,&lt;</text:span><text:span text:style-name="T104_5">ontologyid</text:span><text:span text:style-name="T104_6">&gt;…<text:s/>-<text:s/></text:span><text:span text:style-name="T104_7">limits</text:span><text:span text:style-name="T104_8"><text:s/></text:span><text:span text:style-name="T104_9">the</text:span><text:span text:style-name="T104_10"><text:s/></text:span><text:span text:style-name="T104_11">search</text:span><text:span text:style-name="T104_12"><text:s/></text:span><text:span text:style-name="T104_13">to</text:span><text:span text:style-name="T104_14"><text:s/></text:span><text:span text:style-name="T104_15">specific</text:span><text:span text:style-name="T104_16"><text:s/></text:span><text:span text:style-name="T104_17">ontologies</text:span><text:span text:style-name="T104_18"><text:s/>(</text:span><text:span text:style-name="T104_19">default</text:span><text:span text:style-name="T104_20">:<text:s/></text:span><text:span text:style-name="T104_21">all</text:span><text:span text:style-name="T104_22"><text:s/></text:span><text:span text:style-name="T104_23">ontologies</text:span><text:span text:style-name="T104_24">)</text:span></text:p>
        </text:list-item>
        <text:list-item>
          <text:p text:style-name="P105"><text:span text:style-name="T105_1">searchontologynames</text:span><text:span text:style-name="T105_2">=[1/0]<text:s/>–<text:s/></text:span><text:span text:style-name="T105_3">search</text:span><text:span text:style-name="T105_4"><text:s/></text:span><text:span text:style-name="T105_5">in</text:span><text:span text:style-name="T105_6"><text:s/></text:span><text:span text:style-name="T105_7">the</text:span><text:span text:style-name="T105_8"><text:s/></text:span><text:span text:style-name="T105_9">ontology</text:span><text:span text:style-name="T105_10"><text:s/></text:span><text:span text:style-name="T105_11">names</text:span><text:span text:style-name="T105_12"><text:s/>(</text:span><text:span text:style-name="T105_13">default</text:span><text:span text:style-name="T105_14">:<text:s/>1)</text:span></text:p>
        </text:list-item>
        <text:list-item>
          <text:p text:style-name="P106"><text:span text:style-name="T106_1">searchsymbolnames</text:span><text:span text:style-name="T106_2">=[1/0]<text:s/>–<text:s/></text:span><text:span text:style-name="T106_3">search</text:span><text:span text:style-name="T106_4"><text:s/></text:span><text:span text:style-name="T106_5">in</text:span><text:span text:style-name="T106_6"><text:s/></text:span><text:span text:style-name="T106_7">the</text:span><text:span text:style-name="T106_8"><text:s/></text:span><text:span text:style-name="T106_9">symbol</text:span><text:span text:style-name="T106_10"><text:s/></text:span><text:span text:style-name="T106_11">names</text:span><text:span text:style-name="T106_12"><text:s/>(</text:span><text:span text:style-name="T106_13">default</text:span><text:span text:style-name="T106_14">:<text:s/>1)</text:span></text:p>
        </text:list-item>
        <text:list-item>
          <text:p text:style-name="P107"><text:span text:style-name="T107_1">isexactmatch</text:span><text:span text:style-name="T107_2">=[1/0]<text:s/>–<text:s/></text:span><text:span text:style-name="T107_3">match</text:span><text:span text:style-name="T107_4"><text:s/></text:span><text:span text:style-name="T107_5">the</text:span><text:span text:style-name="T107_6"><text:s/></text:span><text:span text:style-name="T107_7">entire</text:span><text:span text:style-name="T107_8"><text:s/></text:span><text:span text:style-name="T107_9">ontology</text:span><text:span text:style-name="T107_10"><text:s/></text:span><text:span text:style-name="T107_11">resp</text:span><text:span text:style-name="T107_12">.<text:s/></text:span><text:span text:style-name="T107_13">symbol</text:span><text:span text:style-name="T107_14"><text:s/></text:span><text:span text:style-name="T107_15">name</text:span><text:span text:style-name="T107_16"><text:s/>(</text:span><text:span text:style-name="T107_17">default</text:span><text:span text:style-name="T107_18">:<text:s/>0)</text:span></text:p>
        </text:list-item>
        <text:list-item>
          <text:p text:style-name="P108"><text:span text:style-name="T108_1">pagesize</text:span><text:span text:style-name="T108_2">=&lt;</text:span><text:span text:style-name="T108_3">pagesize</text:span><text:span text:style-name="T108_4">&gt;<text:s/>-<text:s/></text:span><text:span text:style-name="T108_5">the</text:span><text:span text:style-name="T108_6"><text:s/></text:span><text:span text:style-name="T108_7">number</text:span><text:span text:style-name="T108_8"><text:s/></text:span><text:span text:style-name="T108_9">of</text:span><text:span text:style-name="T108_10"><text:s/></text:span><text:span text:style-name="T108_11">results</text:span><text:span text:style-name="T108_12"><text:s/></text:span><text:span text:style-name="T108_13">to</text:span><text:span text:style-name="T108_14"><text:s/></text:span><text:span text:style-name="T108_15">display</text:span><text:span text:style-name="T108_16"><text:s/></text:span><text:span text:style-name="T108_17">in</text:span><text:span text:style-name="T108_18"><text:s/></text:span><text:span text:style-name="T108_19">a</text:span><text:span text:style-name="T108_20"><text:s/></text:span><text:span text:style-name="T108_21">single</text:span><text:span text:style-name="T108_22"><text:s/></text:span><text:span text:style-name="T108_23">request</text:span><text:span text:style-name="T108_24"><text:s/>(</text:span><text:span text:style-name="T108_25">default</text:span><text:span text:style-name="T108_26">:<text:s/></text:span><text:span text:style-name="T108_27">all</text:span><text:span text:style-name="T108_28">)</text:span></text:p>
        </text:list-item>
        <text:list-item>
          <text:p text:style-name="P109"><text:span text:style-name="T109_1">pagenum</text:span><text:span text:style-name="T109_2">=&lt;</text:span><text:span text:style-name="T109_3">pagenum</text:span><text:span text:style-name="T109_4">&gt;<text:s/>-<text:s/></text:span><text:span text:style-name="T109_5">the</text:span><text:span text:style-name="T109_6"><text:s/></text:span><text:span text:style-name="T109_7">page</text:span><text:span text:style-name="T109_8"><text:s/></text:span><text:span text:style-name="T109_9">number</text:span><text:span text:style-name="T109_10"><text:s/></text:span><text:span text:style-name="T109_11">to</text:span><text:span text:style-name="T109_12"><text:s/></text:span><text:span text:style-name="T109_13">display</text:span><text:span text:style-name="T109_14"><text:s/>(</text:span><text:span text:style-name="T109_15">pages</text:span><text:span text:style-name="T109_16"><text:s/></text:span><text:span text:style-name="T109_17">are</text:span><text:span text:style-name="T109_18"><text:s/></text:span><text:span text:style-name="T109_19">calculated</text:span><text:span text:style-name="T109_20"><text:s/></text:span><text:span text:style-name="T109_21">using</text:span><text:span text:style-name="T109_22"><text:s/>&lt;</text:span><text:span text:style-name="T109_23">total</text:span><text:span text:style-name="T109_24"><text:s/></text:span><text:span text:style-name="T109_25">results</text:span><text:span text:style-name="T109_26">&gt;/&lt;</text:span><text:span text:style-name="T109_27">pagesize</text:span><text:span text:style-name="T109_28">&gt;)<text:s/>(</text:span><text:span text:style-name="T109_29">default</text:span><text:span text:style-name="T109_30">:<text:s/>1)</text:span></text:p>
        </text:list-item>
        <text:list-item>
          <text:p text:style-name="P110"><text:span text:style-name="T110_1">maxnumhits</text:span><text:span text:style-name="T110_2">=&lt;</text:span><text:span text:style-name="T110_3">maxnumhits</text:span><text:span text:style-name="T110_4">&gt;<text:s/>-<text:s/></text:span><text:span text:style-name="T110_5">the</text:span><text:span text:style-name="T110_6"><text:s/></text:span><text:span text:style-name="T110_7">maximum</text:span><text:span text:style-name="T110_8"><text:s/></text:span><text:span text:style-name="T110_9">number</text:span><text:span text:style-name="T110_10"><text:s/></text:span><text:span text:style-name="T110_11">of</text:span><text:span text:style-name="T110_12"><text:s/></text:span><text:span text:style-name="T110_13">top</text:span><text:span text:style-name="T110_14"><text:s/></text:span><text:span text:style-name="T110_15">matching</text:span><text:span text:style-name="T110_16"><text:s/></text:span><text:span text:style-name="T110_17">results</text:span><text:span text:style-name="T110_18"><text:s/></text:span><text:span text:style-name="T110_19">to</text:span><text:span text:style-name="T110_20"><text:s/></text:span><text:span text:style-name="T110_21">return</text:span><text:span text:style-name="T110_22"><text:s/>(</text:span><text:span text:style-name="T110_23">default</text:span><text:span text:style-name="T110_24">:<text:s/>1000)</text:span></text:p>
        </text:list-item>
        <text:list-item>
          <text:p text:style-name="P111"><text:span text:style-name="T111_1">symbolkinds</text:span><text:span text:style-name="T111_2">=&lt;</text:span><text:span text:style-name="T111_3">kind</text:span><text:span text:style-name="T111_4">,</text:span><text:span text:style-name="T111_5">kind</text:span><text:span text:style-name="T111_6">,..&gt;<text:s/>-<text:s/></text:span><text:span text:style-name="T111_7">limits</text:span><text:span text:style-name="T111_8"><text:s/></text:span><text:span text:style-name="T111_9">the</text:span><text:span text:style-name="T111_10"><text:s/></text:span><text:span text:style-name="T111_11">results</text:span><text:span text:style-name="T111_12"><text:s/></text:span><text:span text:style-name="T111_13">returned</text:span><text:span text:style-name="T111_14"><text:s/></text:span><text:span text:style-name="T111_15">to</text:span><text:span text:style-name="T111_16"><text:s/></text:span><text:span text:style-name="T111_17">these</text:span><text:span text:style-name="T111_18"><text:s/></text:span><text:span text:style-name="T111_19">kinds</text:span><text:span text:style-name="T111_20">,<text:s/></text:span><text:span text:style-name="T111_21">multitple</text:span><text:span text:style-name="T111_22"><text:s/></text:span><text:span text:style-name="T111_23">kinds</text:span><text:span text:style-name="T111_24"><text:s/></text:span><text:span text:style-name="T111_25">can</text:span><text:span text:style-name="T111_26"><text:s/></text:span><text:span text:style-name="T111_27">be</text:span><text:span text:style-name="T111_28"><text:s/></text:span><text:span text:style-name="T111_29">included</text:span><text:span text:style-name="T111_30"><text:s/></text:span><text:span text:style-name="T111_31">in</text:span><text:span text:style-name="T111_32"><text:s/></text:span><text:span text:style-name="T111_33">the</text:span><text:span text:style-name="T111_34"><text:s/></text:span><text:span text:style-name="T111_35">parameter</text:span><text:span text:style-name="T111_36">.</text:span></text:p>
        </text:list-item>
        <text:list-item>
          <text:p text:style-name="P112"><text:span text:style-name="T112_1">includedefinitions</text:span><text:span text:style-name="T112_2">={</text:span><text:span text:style-name="T112_3">true</text:span><text:span text:style-name="T112_4">}<text:s/>-<text:s/></text:span><text:span text:style-name="T112_5">if</text:span><text:span text:style-name="T112_6"><text:s/></text:span><text:span text:style-name="T112_7">a</text:span><text:span text:style-name="T112_8"><text:s/></text:span><text:span text:style-name="T112_9">search</text:span><text:span text:style-name="T112_10"><text:s/></text:span><text:span text:style-name="T112_11">result</text:span><text:span text:style-name="T112_12"><text:s/></text:span><text:span text:style-name="T112_13">is</text:span><text:span text:style-name="T112_14"><text:s/></text:span><text:span text:style-name="T112_15">a</text:span><text:span text:style-name="T112_16"><text:s/></text:span><text:span text:style-name="T112_17">hit</text:span><text:span text:style-name="T112_18"><text:s/></text:span><text:span text:style-name="T112_19">for</text:span><text:span text:style-name="T112_20"><text:s/></text:span><text:span text:style-name="T112_21">a</text:span><text:span text:style-name="T112_22"><text:s/></text:span><text:span text:style-name="T112_23">symbol</text:span><text:span text:style-name="T112_24">,<text:s/></text:span><text:span text:style-name="T112_25">adding</text:span><text:span text:style-name="T112_26"><text:s/></text:span><text:span text:style-name="T112_27">this</text:span><text:span text:style-name="T112_28"><text:s/></text:span><text:span text:style-name="T112_29">parameter</text:span><text:span text:style-name="T112_30"><text:s/></text:span><text:span text:style-name="T112_31">will</text:span><text:span text:style-name="T112_32"><text:s/></text:span><text:span text:style-name="T112_33">include</text:span><text:span text:style-name="T112_34"><text:s/></text:span><text:span text:style-name="T112_35">the</text:span><text:span text:style-name="T112_36"><text:s/></text:span><text:span text:style-name="T112_37">definition</text:span><text:span text:style-name="T112_38"><text:s/></text:span><text:span text:style-name="T112_39">in</text:span><text:span text:style-name="T112_40"><text:s/></text:span><text:span text:style-name="T112_41">the</text:span><text:span text:style-name="T112_42"><text:s/></text:span><text:span text:style-name="T112_43">search</text:span><text:span text:style-name="T112_44"><text:s/></text:span><text:span text:style-name="T112_45">result</text:span><text:span text:style-name="T112_46"><text:s/></text:span><text:span text:style-name="T112_47">xml</text:span><text:span text:style-name="T112_48">.</text:span></text:p>
        </text:list-item>
      </text:list>
      <text:p text:style-name="P113"/>
      <text:h text:style-name="P114" text:outline-level="10"><text:bookmark-start text:name="h.lfmxqh5nr9ro"/><text:bookmark-end text:name="h.lfmxqh5nr9ro"/><text:span text:style-name="T114_1">Persistence</text:span></text:h>
      <text:list text:style-name="LS7" xml:id="list54">
        <text:list-item>
          <text:p text:style-name="P115"><text:span text:style-name="T115_1">Synchronize</text:span><text:span text:style-name="T115_2"><text:s/></text:span><text:span text:style-name="T115_3">two</text:span><text:span text:style-name="T115_4"><text:s/></text:span><text:span text:style-name="T115_5">repositories</text:span><text:span text:style-name="T115_6"><text:s/>(</text:span><text:span text:style-name="T115_7">also</text:span><text:span text:style-name="T115_8"><text:s/></text:span><text:span text:style-name="T115_9">non</text:span><text:span text:style-name="T115_10">-</text:span><text:span text:style-name="T115_11">git</text:span><text:span text:style-name="T115_12"><text:s/></text:span><text:span text:style-name="T115_13">ones</text:span><text:span text:style-name="T115_14">,<text:s/></text:span><text:span text:style-name="T115_15">like</text:span><text:span text:style-name="T115_16"><text:s/></text:span><text:span text:style-name="T115_17">triple</text:span><text:span text:style-name="T115_18"><text:s/></text:span><text:span text:style-name="T115_19">stores</text:span><text:span text:style-name="T115_20">)</text:span></text:p>
        </text:list-item>
      </text:list>
      <text:h text:style-name="P116" text:outline-level="10"><text:bookmark-start text:name="h.x2rykac5hqm8"/><text:bookmark-end text:name="h.x2rykac5hqm8"/><text:span text:style-name="T116_1">Difference</text:span></text:h>
      <text:p text:style-name="P117"><text:span text:style-name="T117_1">createDiff</text:span></text:p>
      <text:p text:style-name="P118"><text:span text:style-name="T118_1">createDiffForLatestActiveOntologyVersionPair</text:span></text:p>
      <text:p text:style-name="P119"><text:span text:style-name="T119_1">createDiffForAllActiveVersionsOfOntology</text:span></text:p>
      <text:p text:style-name="P120"><text:span text:style-name="T120_1">getAllDiffsForOntology</text:span></text:p>
      <text:p text:style-name="P121"><text:span text:style-name="T121_1">getDiffFileForOntologyVersions</text:span></text:p>
      <text:h text:style-name="P122" text:outline-level="10"><text:bookmark-start text:name="h.mx7duja4i81h"/><text:bookmark-end text:name="h.mx7duja4i81h"/><text:span text:style-name="T122_1">Inference</text:span><text:span text:style-name="T122_2"><text:s/></text:span></text:h>
      <text:list text:style-name="LS8" xml:id="list55">
        <text:list-item>
          <text:p text:style-name="P123"><text:span text:style-name="T123_1">prove</text:span><text:span text:style-name="T123_2"><text:s/></text:span><text:span text:style-name="T123_3">open</text:span><text:span text:style-name="T123_4"><text:s/></text:span><text:span text:style-name="T123_5">goals</text:span><text:span text:style-name="T123_6"><text:s/></text:span><text:span text:style-name="T123_7">in</text:span><text:span text:style-name="T123_8"><text:s/></text:span><text:span text:style-name="T123_9">an</text:span><text:span text:style-name="T123_10"><text:s/></text:span><text:span text:style-name="T123_11">ontology</text:span></text:p>
        </text:list-item>
        <text:list-item>
          <text:p text:style-name="P124"><text:span text:style-name="T124_1">disprove</text:span><text:span text:style-name="T124_2"><text:s/></text:span><text:span text:style-name="T124_3">open</text:span><text:span text:style-name="T124_4"><text:s/></text:span><text:span text:style-name="T124_5">goals</text:span><text:span text:style-name="T124_6"><text:s/></text:span><text:span text:style-name="T124_7">in</text:span><text:span text:style-name="T124_8"><text:s/></text:span><text:span text:style-name="T124_9">an</text:span><text:span text:style-name="T124_10"><text:s/></text:span><text:span text:style-name="T124_11">ontology</text:span></text:p>
        </text:list-item>
        <text:list-item>
          <text:p text:style-name="P125"><text:span text:style-name="T125_1">check</text:span><text:span text:style-name="T125_2"><text:s/></text:span><text:span text:style-name="T125_3">consistency</text:span><text:span text:style-name="T125_4"><text:s/>/<text:s/></text:span><text:span text:style-name="T125_5">find</text:span><text:span text:style-name="T125_6"><text:s/></text:span><text:span text:style-name="T125_7">model</text:span><text:span text:style-name="T125_8"><text:s/></text:span><text:span text:style-name="T125_9">of</text:span><text:span text:style-name="T125_10"><text:s/></text:span><text:span text:style-name="T125_11">an</text:span><text:span text:style-name="T125_12"><text:s/></text:span><text:span text:style-name="T125_13">ontology</text:span></text:p>
        </text:list-item>
        <text:list-item>
          <text:p text:style-name="P126"><text:span text:style-name="T126_1">check</text:span><text:span text:style-name="T126_2"><text:s/></text:span><text:span text:style-name="T126_3">conservativitiy</text:span><text:span text:style-name="T126_4"><text:s/></text:span><text:span text:style-name="T126_5">of</text:span><text:span text:style-name="T126_6"><text:s/></text:span><text:span text:style-name="T126_7">a</text:span><text:span text:style-name="T126_8"><text:s/></text:span><text:span text:style-name="T126_9">link</text:span></text:p>
        </text:list-item>
        <text:list-item>
          <text:p text:style-name="P127"><text:span text:style-name="T127_1">module</text:span><text:span text:style-name="T127_2"><text:s/></text:span><text:span text:style-name="T127_3">extraction</text:span><text:span text:style-name="T127_4"><text:s/></text:span><text:span text:style-name="T127_5">for</text:span><text:span text:style-name="T127_6"><text:s/></text:span><text:span text:style-name="T127_7">an</text:span><text:span text:style-name="T127_8"><text:s/></text:span><text:span text:style-name="T127_9">ontology</text:span><text:span text:style-name="T127_10"><text:s/></text:span><text:span text:style-name="T127_11">w</text:span><text:span text:style-name="T127_12">.</text:span><text:span text:style-name="T127_13">r</text:span><text:span text:style-name="T127_14">.</text:span><text:span text:style-name="T127_15">t</text:span><text:span text:style-name="T127_16">.<text:s/></text:span><text:span text:style-name="T127_17">a</text:span><text:span text:style-name="T127_18"><text:s/></text:span><text:span text:style-name="T127_19">subsignature</text:span><text:span text:style-name="T127_20">=</text:span><text:span text:style-name="T127_21">list</text:span><text:span text:style-name="T127_22"><text:s/></text:span><text:span text:style-name="T127_23">of</text:span><text:span text:style-name="T127_24"><text:s/></text:span><text:span text:style-name="T127_25">symbols</text:span></text:p>
        </text:list-item>
      </text:list>
      <text:h text:style-name="P128" text:outline-level="10"><text:bookmark-start text:name="h.7yen2rjmufih"/><text:bookmark-end text:name="h.7yen2rjmufih"/><text:span text:style-name="T128_1">Evaluation</text:span><text:span text:style-name="T128_2"><text:s/></text:span><text:span text:style-name="T128_3">and</text:span><text:span text:style-name="T128_4"><text:s/></text:span><text:span text:style-name="T128_5">other</text:span><text:span text:style-name="T128_6"><text:s/></text:span><text:span text:style-name="T128_7">services</text:span></text:h>
      <text:list text:style-name="LS9" xml:id="list60">
        <text:list-item>
          <text:p text:style-name="P129"><text:span text:style-name="T129_1">Annotator</text:span><text:span text:style-name="T129_2"><text:s/></text:span><text:span text:style-name="T129_3">Service</text:span></text:p>
        </text:list-item>
      </text:list>
      <text:p text:style-name="P130"/>
      <text:p text:style-name="P131"><text:span text:style-name="T131_1">This</text:span><text:span text:style-name="T131_2"><text:s/></text:span><text:span text:style-name="T131_3">service</text:span><text:span text:style-name="T131_4"><text:s/></text:span><text:span text:style-name="T131_5">it</text:span><text:span text:style-name="T131_6"><text:s/></text:span><text:span text:style-name="T131_7">specific</text:span><text:span text:style-name="T131_8"><text:s/></text:span><text:span text:style-name="T131_9">to</text:span><text:span text:style-name="T131_10"><text:s/></text:span><text:span text:style-name="T131_11">bio</text:span><text:span text:style-name="T131_12"><text:s/></text:span><text:span text:style-name="T131_13">ontologies</text:span><text:span text:style-name="T131_14">.<text:s/></text:span><text:span text:style-name="T131_15">How</text:span><text:span text:style-name="T131_16"><text:s/></text:span><text:span text:style-name="T131_17">to</text:span><text:span text:style-name="T131_18"><text:s/></text:span><text:span text:style-name="T131_19">generalise</text:span><text:span text:style-name="T131_20"><text:s/></text:span><text:span text:style-name="T131_21">it</text:span><text:span text:style-name="T131_22"><text:s/></text:span><text:span text:style-name="T131_23">to</text:span><text:span text:style-name="T131_24"><text:s/></text:span><text:span text:style-name="T131_25">other</text:span><text:span text:style-name="T131_26"><text:s/></text:span><text:span text:style-name="T131_27">domains</text:span><text:span text:style-name="T131_28">?<text:s/></text:span><text:span text:style-name="T131_29">It</text:span><text:span text:style-name="T131_30"><text:s/></text:span><text:span text:style-name="T131_31">seems</text:span><text:span text:style-name="T131_32"><text:s/></text:span><text:span text:style-name="T131_33">that</text:span><text:span text:style-name="T131_34"><text:s/></text:span><text:span text:style-name="T131_35">some</text:span><text:span text:style-name="T131_36"><text:s/>(</text:span><text:span text:style-name="T131_37">more</text:span><text:span text:style-name="T131_38"><text:s/></text:span><text:span text:style-name="T131_39">static</text:span><text:span text:style-name="T131_40">)<text:s/></text:span><text:span text:style-name="T131_41">list</text:span><text:span text:style-name="T131_42"><text:s/></text:span><text:span text:style-name="T131_43">of</text:span><text:span text:style-name="T131_44"><text:s/></text:span><text:span text:style-name="T131_45">service</text:span><text:span text:style-name="T131_46"><text:s/></text:span><text:span text:style-name="T131_47">types</text:span><text:span text:style-name="T131_48"><text:s/></text:span><text:span text:style-name="T131_49">and</text:span><text:span text:style-name="T131_50"><text:s/>(</text:span><text:span text:style-name="T131_51">more</text:span><text:span text:style-name="T131_52"><text:s/></text:span><text:span text:style-name="T131_53">dynamically</text:span><text:span text:style-name="T131_54"><text:s/></text:span><text:span text:style-name="T131_55">growing</text:span><text:span text:style-name="T131_56">)<text:s/></text:span><text:span text:style-name="T131_57">list</text:span><text:span text:style-name="T131_58"><text:s/></text:span><text:span text:style-name="T131_59">of</text:span><text:span text:style-name="T131_60"><text:s/></text:span><text:span text:style-name="T131_61">actual</text:span><text:span text:style-name="T131_62"><text:s/></text:span><text:span text:style-name="T131_63">services</text:span><text:span text:style-name="T131_64"><text:s/>(</text:span><text:span text:style-name="T131_65">conforming</text:span><text:span text:style-name="T131_66"><text:s/></text:span><text:span text:style-name="T131_67">to</text:span><text:span text:style-name="T131_68"><text:s/></text:span><text:span text:style-name="T131_69">these</text:span><text:span text:style-name="T131_70"><text:s/></text:span><text:span text:style-name="T131_71">service</text:span><text:span text:style-name="T131_72"><text:s/></text:span><text:span text:style-name="T131_73">types</text:span><text:span text:style-name="T131_74">)<text:s/></text:span><text:span text:style-name="T131_75">would</text:span><text:span text:style-name="T131_76"><text:s/></text:span><text:span text:style-name="T131_77">be</text:span><text:span text:style-name="T131_78"><text:s/></text:span><text:span text:style-name="T131_79">useful</text:span><text:span text:style-name="T131_80">.<text:s/></text:span><text:span text:style-name="T131_81">This</text:span><text:span text:style-name="T131_82"><text:s/></text:span><text:span text:style-name="T131_83">of</text:span><text:span text:style-name="T131_84"><text:s/></text:span><text:span text:style-name="T131_85">course</text:span><text:span text:style-name="T131_86"><text:s/></text:span><text:span text:style-name="T131_87">also</text:span><text:span text:style-name="T131_88"><text:s/></text:span><text:span text:style-name="T131_89">includes</text:span><text:span text:style-name="T131_90"><text:s/></text:span><text:span text:style-name="T131_91">services</text:span><text:span text:style-name="T131_92"><text:s/></text:span><text:span text:style-name="T131_93">like</text:span><text:span text:style-name="T131_94"><text:s/></text:span><text:span text:style-name="T131_95">OOPS</text:span><text:span text:style-name="T131_96">!</text:span></text:p>
      <text:p text:style-name="P132"/>
      <text:list text:style-name="LS10" xml:id="list61">
        <text:list-item>
          <text:p text:style-name="P133"><text:span text:style-name="T133_1">Ontology</text:span><text:span text:style-name="T133_2"><text:s/></text:span><text:span text:style-name="T133_3">Recommender</text:span></text:p>
        </text:list-item>
      </text:list>
      <text:p text:style-name="P134"/>
      <text:p text:style-name="P135"><text:span text:style-name="T135_1">Interesting</text:span><text:span text:style-name="T135_2"><text:s/></text:span><text:span text:style-name="T135_3">challenge</text:span><text:span text:style-name="T135_4"><text:s/></text:span><text:span text:style-name="T135_5">to</text:span><text:span text:style-name="T135_6"><text:s/></text:span><text:span text:style-name="T135_7">generalise</text:span><text:span text:style-name="T135_8"><text:s/></text:span><text:span text:style-name="T135_9">this</text:span><text:span text:style-name="T135_10"><text:s/></text:span><text:span text:style-name="T135_11">to</text:span><text:span text:style-name="T135_12"><text:s/></text:span><text:span text:style-name="T135_13">ontologies</text:span><text:span text:style-name="T135_14"><text:s/></text:span><text:span text:style-name="T135_15">written</text:span><text:span text:style-name="T135_16"><text:s/></text:span><text:span text:style-name="T135_17">in</text:span><text:span text:style-name="T135_18"><text:s/></text:span><text:span text:style-name="T135_19">arbitrary</text:span><text:span text:style-name="T135_20"><text:s/></text:span><text:span text:style-name="T135_21">languages</text:span><text:span text:style-name="T135_22">...</text:span></text:p>
      <text:p text:style-name="P136"/>
      <text:list text:style-name="LS11" xml:id="list62">
        <text:list-item>
          <text:p text:style-name="P137"><text:span text:style-name="T137_1">Resource</text:span><text:span text:style-name="T137_2"><text:s/></text:span><text:span text:style-name="T137_3">Index</text:span><text:span text:style-name="T137_4"><text:s/></text:span><text:span text:style-name="T137_5">Service</text:span></text:p>
        </text:list-item>
      </text:list>
      <text:p text:style-name="P138"/>
      <text:p text:style-name="P139"><text:span text:style-name="T139_1">could</text:span><text:span text:style-name="T139_2"><text:s/></text:span><text:span text:style-name="T139_3">be</text:span><text:span text:style-name="T139_4"><text:s/></text:span><text:span text:style-name="T139_5">adapted</text:span><text:span text:style-name="T139_6"><text:s/></text:span><text:span text:style-name="T139_7">for</text:span><text:span text:style-name="T139_8"><text:s/></text:span><text:span text:style-name="T139_9">Ontohub</text:span><text:span text:style-name="T139_10">,<text:s/></text:span><text:span text:style-name="T139_11">if</text:span><text:span text:style-name="T139_12"><text:s/>"</text:span><text:span text:style-name="T139_13">concept</text:span><text:span text:style-name="T139_14">"<text:s/></text:span><text:span text:style-name="T139_15">is</text:span><text:span text:style-name="T139_16"><text:s/></text:span><text:span text:style-name="T139_17">replaced</text:span><text:span text:style-name="T139_18"><text:s/></text:span><text:span text:style-name="T139_19">by</text:span><text:span text:style-name="T139_20"><text:s/>"</text:span><text:span text:style-name="T139_21">symbol</text:span><text:span text:style-name="T139_22">"</text:span></text:p>
      <text:p text:style-name="P140"/>
      <text:list text:style-name="LS12" xml:id="list63">
        <text:list-item>
          <text:p text:style-name="P141"><text:span text:style-name="T141_1">Notes</text:span><text:span text:style-name="T141_2"><text:s/></text:span><text:span text:style-name="T141_3">Service</text:span><text:span text:style-name="T141_4"><text:s/>(</text:span><text:span text:style-name="T141_5">Term</text:span><text:span text:style-name="T141_6"><text:s/></text:span><text:span text:style-name="T141_7">Proposals</text:span><text:span text:style-name="T141_8"><text:s/></text:span><text:span text:style-name="T141_9">and</text:span><text:span text:style-name="T141_10"><text:s/></text:span><text:span text:style-name="T141_11">Comments</text:span><text:span text:style-name="T141_12">)</text:span></text:p>
        </text:list-item>
      </text:list>
      <text:p text:style-name="P142"/>
      <text:h text:style-name="P143" text:outline-level="10"><text:bookmark-start text:name="h.sbtzwvesz9ha"/><text:bookmark-end text:name="h.sbtzwvesz9ha"/><text:span text:style-name="T143_1">Logic</text:span><text:span text:style-name="T143_2">-</text:span><text:span text:style-name="T143_3">specific</text:span><text:span text:style-name="T143_4"><text:s/></text:span><text:span text:style-name="T143_5">services</text:span></text:h>
      <text:p text:style-name="P144"><text:span text:style-name="T144_1">OWL</text:span><text:span text:style-name="T144_2"><text:s/></text:span><text:span text:style-name="T144_3">specific</text:span><text:span text:style-name="T144_4"><text:s/></text:span><text:span text:style-name="T144_5">services</text:span><text:span text:style-name="T144_6"><text:s/></text:span><text:span text:style-name="T144_7">involving</text:span><text:span text:style-name="T144_8"><text:s/></text:span><text:span text:style-name="T144_9">the</text:span><text:span text:style-name="T144_10"><text:s/></text:span><text:span text:style-name="T144_11">class</text:span><text:span text:style-name="T144_12"><text:s/></text:span><text:span text:style-name="T144_13">hierarchy</text:span></text:p>
      <text:p text:style-name="P145"><text:span text:style-name="T145_1">These</text:span><text:span text:style-name="T145_2"><text:s/></text:span><text:span text:style-name="T145_3">services</text:span><text:span text:style-name="T145_4"><text:s/></text:span><text:span text:style-name="T145_5">could</text:span><text:span text:style-name="T145_6"><text:s/></text:span><text:span text:style-name="T145_7">also</text:span><text:span text:style-name="T145_8"><text:s/></text:span><text:span text:style-name="T145_9">be</text:span><text:span text:style-name="T145_10"><text:s/></text:span><text:span text:style-name="T145_11">used</text:span><text:span text:style-name="T145_12"><text:s/></text:span><text:span text:style-name="T145_13">for</text:span><text:span text:style-name="T145_14"><text:s/></text:span><text:span text:style-name="T145_15">other</text:span><text:span text:style-name="T145_16"><text:s/></text:span><text:span text:style-name="T145_17">languages</text:span><text:span text:style-name="T145_18"><text:s/></text:span><text:span text:style-name="T145_19">if</text:span><text:span text:style-name="T145_20"><text:s/></text:span><text:span text:style-name="T145_21">there</text:span><text:span text:style-name="T145_22"><text:s/></text:span><text:span text:style-name="T145_23">is</text:span><text:span text:style-name="T145_24"><text:s/></text:span><text:span text:style-name="T145_25">a</text:span><text:span text:style-name="T145_26"><text:s/></text:span><text:span text:style-name="T145_27">suitable</text:span><text:span text:style-name="T145_28"><text:s/></text:span><text:span text:style-name="T145_29">projection</text:span><text:span text:style-name="T145_30"><text:s/></text:span><text:span text:style-name="T145_31">to</text:span><text:span text:style-name="T145_32"><text:s/></text:span><text:span text:style-name="T145_33">OW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